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9.203cm" svg:height="13.732cm" svg:x="9.47cm" svg:y="0.319cm">
            <draw:object draw:notify-on-update-of-ranges="Arkusz1.C1:Arkusz1.C232 Arkusz1.D1:Arkusz1.D232 Arkusz1.E1:Arkusz1.E2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UNTIF([.$B$1:.$B$1000];[.C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COUNTIF([.$B$1:.$B$1000];[.C2])" office:value-type="float" office:value="26" calcext:value-type="float">
            <text:p>26</text:p>
          </table:table-cell>
          <table:table-cell table:formula="of:=(1/6)*(1/6)*1000" office:value-type="float" office:value="27.7777777777778" calcext:value-type="float">
            <text:p>27,7777777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UNTIF([.$B$1:.$B$1000];[.C3])" office:value-type="float" office:value="33" calcext:value-type="float">
            <text:p>33</text:p>
          </table:table-cell>
          <table:table-cell table:formula="of:=(5/6)*[.E2]" office:value-type="float" office:value="23.1481481481481" calcext:value-type="float">
            <text:p>23,148148148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COUNTIF([.$B$1:.$B$1000];[.C4])" office:value-type="float" office:value="19" calcext:value-type="float">
            <text:p>19</text:p>
          </table:table-cell>
          <table:table-cell table:formula="of:=(5/6)*[.E3]" office:value-type="float" office:value="19.2901234567901" calcext:value-type="float">
            <text:p>19,2901234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COUNTIF([.$B$1:.$B$1000];[.C5])" office:value-type="float" office:value="27" calcext:value-type="float">
            <text:p>27</text:p>
          </table:table-cell>
          <table:table-cell table:formula="of:=(5/6)*[.E4]" office:value-type="float" office:value="16.0751028806584" calcext:value-type="float">
            <text:p>16,0751028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COUNTIF([.$B$1:.$B$1000];[.C6])" office:value-type="float" office:value="16" calcext:value-type="float">
            <text:p>16</text:p>
          </table:table-cell>
          <table:table-cell table:formula="of:=(5/6)*[.E5]" office:value-type="float" office:value="13.3959190672154" calcext:value-type="float">
            <text:p>13,3959190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COUNTIF([.$B$1:.$B$1000];[.C7])" office:value-type="float" office:value="24" calcext:value-type="float">
            <text:p>24</text:p>
          </table:table-cell>
          <table:table-cell table:formula="of:=(5/6)*[.E6]" office:value-type="float" office:value="11.1632658893461" calcext:value-type="float">
            <text:p>11,1632658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COUNTIF([.$B$1:.$B$1000];[.C8])" office:value-type="float" office:value="28" calcext:value-type="float">
            <text:p>28</text:p>
          </table:table-cell>
          <table:table-cell table:formula="of:=(5/6)*[.E7]" office:value-type="float" office:value="9.30272157445511" calcext:value-type="float">
            <text:p>9,30272157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COUNTIF([.$B$1:.$B$1000];[.C9])" office:value-type="float" office:value="25" calcext:value-type="float">
            <text:p>25</text:p>
          </table:table-cell>
          <table:table-cell table:formula="of:=(5/6)*[.E8]" office:value-type="float" office:value="7.7522679787126" calcext:value-type="float">
            <text:p>7,75226797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COUNTIF([.$B$1:.$B$1000];[.C10])" office:value-type="float" office:value="19" calcext:value-type="float">
            <text:p>19</text:p>
          </table:table-cell>
          <table:table-cell table:formula="of:=(5/6)*[.E9]" office:value-type="float" office:value="6.46022331559383" calcext:value-type="float">
            <text:p>6,4602233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COUNTIF([.$B$1:.$B$1000];[.C11])" office:value-type="float" office:value="20" calcext:value-type="float">
            <text:p>20</text:p>
          </table:table-cell>
          <table:table-cell table:formula="of:=(5/6)*[.E10]" office:value-type="float" office:value="5.38351942966153" calcext:value-type="float">
            <text:p>5,3835194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COUNTIF([.$B$1:.$B$1000];[.C12])" office:value-type="float" office:value="19" calcext:value-type="float">
            <text:p>19</text:p>
          </table:table-cell>
          <table:table-cell table:formula="of:=(5/6)*[.E11]" office:value-type="float" office:value="4.48626619138461" calcext:value-type="float">
            <text:p>4,4862661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COUNTIF([.$B$1:.$B$1000];[.C13])" office:value-type="float" office:value="12" calcext:value-type="float">
            <text:p>12</text:p>
          </table:table-cell>
          <table:table-cell table:formula="of:=(5/6)*[.E12]" office:value-type="float" office:value="3.73855515948717" calcext:value-type="float">
            <text:p>3,73855515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COUNTIF([.$B$1:.$B$1000];[.C14])" office:value-type="float" office:value="11" calcext:value-type="float">
            <text:p>11</text:p>
          </table:table-cell>
          <table:table-cell table:formula="of:=(5/6)*[.E13]" office:value-type="float" office:value="3.11546263290598" calcext:value-type="float">
            <text:p>3,1154626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COUNTIF([.$B$1:.$B$1000];[.C15])" office:value-type="float" office:value="14" calcext:value-type="float">
            <text:p>14</text:p>
          </table:table-cell>
          <table:table-cell table:formula="of:=(5/6)*[.E14]" office:value-type="float" office:value="2.59621886075498" calcext:value-type="float">
            <text:p>2,59621886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COUNTIF([.$B$1:.$B$1000];[.C16])" office:value-type="float" office:value="20" calcext:value-type="float">
            <text:p>20</text:p>
          </table:table-cell>
          <table:table-cell table:formula="of:=(5/6)*[.E15]" office:value-type="float" office:value="2.16351571729582" calcext:value-type="float">
            <text:p>2,1635157173</text:p>
          </table:table-cell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  <table:table-cell table:formula="of:=COUNTIF([.$B$1:.$B$1000];[.C17])" office:value-type="float" office:value="15" calcext:value-type="float">
            <text:p>15</text:p>
          </table:table-cell>
          <table:table-cell table:formula="of:=(5/6)*[.E16]" office:value-type="float" office:value="1.80292976441318" calcext:value-type="float">
            <text:p>1,80292976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COUNTIF([.$B$1:.$B$1000];[.C18])" office:value-type="float" office:value="18" calcext:value-type="float">
            <text:p>18</text:p>
          </table:table-cell>
          <table:table-cell table:formula="of:=(5/6)*[.E17]" office:value-type="float" office:value="1.50244147034432" calcext:value-type="float">
            <text:p>1,50244147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COUNTIF([.$B$1:.$B$1000];[.C19])" office:value-type="float" office:value="21" calcext:value-type="float">
            <text:p>21</text:p>
          </table:table-cell>
          <table:table-cell table:formula="of:=(5/6)*[.E18]" office:value-type="float" office:value="1.25203455862026" calcext:value-type="float">
            <text:p>1,25203455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COUNTIF([.$B$1:.$B$1000];[.C20])" office:value-type="float" office:value="15" calcext:value-type="float">
            <text:p>15</text:p>
          </table:table-cell>
          <table:table-cell table:formula="of:=(5/6)*[.E19]" office:value-type="float" office:value="1.04336213218355" calcext:value-type="float">
            <text:p>1,04336213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formula="of:=COUNTIF([.$B$1:.$B$1000];[.C21])" office:value-type="float" office:value="16" calcext:value-type="float">
            <text:p>16</text:p>
          </table:table-cell>
          <table:table-cell table:formula="of:=(5/6)*[.E20]" office:value-type="float" office:value="0.869468443486295" calcext:value-type="float">
            <text:p>0,86946844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COUNTIF([.$B$1:.$B$1000];[.C22])" office:value-type="float" office:value="15" calcext:value-type="float">
            <text:p>15</text:p>
          </table:table-cell>
          <table:table-cell table:formula="of:=(5/6)*[.E21]" office:value-type="float" office:value="0.724557036238579" calcext:value-type="float">
            <text:p>0,72455703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COUNTIF([.$B$1:.$B$1000];[.C23])" office:value-type="float" office:value="23" calcext:value-type="float">
            <text:p>23</text:p>
          </table:table-cell>
          <table:table-cell table:formula="of:=(5/6)*[.E22]" office:value-type="float" office:value="0.603797530198816" calcext:value-type="float">
            <text:p>0,60379753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formula="of:=COUNTIF([.$B$1:.$B$1000];[.C24])" office:value-type="float" office:value="13" calcext:value-type="float">
            <text:p>13</text:p>
          </table:table-cell>
          <table:table-cell table:formula="of:=(5/6)*[.E23]" office:value-type="float" office:value="0.503164608499013" calcext:value-type="float">
            <text:p>0,50316460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formula="of:=COUNTIF([.$B$1:.$B$1000];[.C25])" office:value-type="float" office:value="10" calcext:value-type="float">
            <text:p>10</text:p>
          </table:table-cell>
          <table:table-cell table:formula="of:=(5/6)*[.E24]" office:value-type="float" office:value="0.419303840415844" calcext:value-type="float">
            <text:p>0,41930384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COUNTIF([.$B$1:.$B$1000];[.C26])" office:value-type="float" office:value="13" calcext:value-type="float">
            <text:p>13</text:p>
          </table:table-cell>
          <table:table-cell table:formula="of:=(5/6)*[.E25]" office:value-type="float" office:value="0.349419867013204" calcext:value-type="float">
            <text:p>0,3494198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COUNTIF([.$B$1:.$B$1000];[.C27])" office:value-type="float" office:value="14" calcext:value-type="float">
            <text:p>14</text:p>
          </table:table-cell>
          <table:table-cell table:formula="of:=(5/6)*[.E26]" office:value-type="float" office:value="0.291183222511003" calcext:value-type="float">
            <text:p>0,29118322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COUNTIF([.$B$1:.$B$1000];[.C28])" office:value-type="float" office:value="8" calcext:value-type="float">
            <text:p>8</text:p>
          </table:table-cell>
          <table:table-cell table:formula="of:=(5/6)*[.E27]" office:value-type="float" office:value="0.242652685425836" calcext:value-type="float">
            <text:p>0,24265268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formula="of:=COUNTIF([.$B$1:.$B$1000];[.C29])" office:value-type="float" office:value="16" calcext:value-type="float">
            <text:p>16</text:p>
          </table:table-cell>
          <table:table-cell table:formula="of:=(5/6)*[.E28]" office:value-type="float" office:value="0.202210571188197" calcext:value-type="float">
            <text:p>0,20221057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COUNTIF([.$B$1:.$B$1000];[.C30])" office:value-type="float" office:value="13" calcext:value-type="float">
            <text:p>13</text:p>
          </table:table-cell>
          <table:table-cell table:formula="of:=(5/6)*[.E29]" office:value-type="float" office:value="0.168508809323497" calcext:value-type="float">
            <text:p>0,16850880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COUNTIF([.$B$1:.$B$1000];[.C31])" office:value-type="float" office:value="7" calcext:value-type="float">
            <text:p>7</text:p>
          </table:table-cell>
          <table:table-cell table:formula="of:=(5/6)*[.E30]" office:value-type="float" office:value="0.140424007769581" calcext:value-type="float">
            <text:p>0,1404240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COUNTIF([.$B$1:.$B$1000];[.C32])" office:value-type="float" office:value="11" calcext:value-type="float">
            <text:p>11</text:p>
          </table:table-cell>
          <table:table-cell table:formula="of:=(5/6)*[.E31]" office:value-type="float" office:value="0.117020006474651" calcext:value-type="float">
            <text:p>0,11702000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COUNTIF([.$B$1:.$B$1000];[.C33])" office:value-type="float" office:value="11" calcext:value-type="float">
            <text:p>11</text:p>
          </table:table-cell>
          <table:table-cell table:formula="of:=(5/6)*[.E32]" office:value-type="float" office:value="0.097516672062209" calcext:value-type="float">
            <text:p>0,09751667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COUNTIF([.$B$1:.$B$1000];[.C34])" office:value-type="float" office:value="13" calcext:value-type="float">
            <text:p>13</text:p>
          </table:table-cell>
          <table:table-cell table:formula="of:=(5/6)*[.E33]" office:value-type="float" office:value="0.0812638933851742" calcext:value-type="float">
            <text:p>0,0812638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table:formula="of:=COUNTIF([.$B$1:.$B$1000];[.C35])" office:value-type="float" office:value="13" calcext:value-type="float">
            <text:p>13</text:p>
          </table:table-cell>
          <table:table-cell table:formula="of:=(5/6)*[.E34]" office:value-type="float" office:value="0.0677199111543118" calcext:value-type="float">
            <text:p>0,06771991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COUNTIF([.$B$1:.$B$1000];[.C36])" office:value-type="float" office:value="14" calcext:value-type="float">
            <text:p>14</text:p>
          </table:table-cell>
          <table:table-cell table:formula="of:=(5/6)*[.E35]" office:value-type="float" office:value="0.0564332592952599" calcext:value-type="float">
            <text:p>0,05643325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table:formula="of:=COUNTIF([.$B$1:.$B$1000];[.C37])" office:value-type="float" office:value="7" calcext:value-type="float">
            <text:p>7</text:p>
          </table:table-cell>
          <table:table-cell table:formula="of:=(5/6)*[.E36]" office:value-type="float" office:value="0.0470277160793832" calcext:value-type="float">
            <text:p>0,04702771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COUNTIF([.$B$1:.$B$1000];[.C38])" office:value-type="float" office:value="7" calcext:value-type="float">
            <text:p>7</text:p>
          </table:table-cell>
          <table:table-cell table:formula="of:=(5/6)*[.E37]" office:value-type="float" office:value="0.039189763399486" calcext:value-type="float">
            <text:p>0,03918976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COUNTIF([.$B$1:.$B$1000];[.C39])" office:value-type="float" office:value="8" calcext:value-type="float">
            <text:p>8</text:p>
          </table:table-cell>
          <table:table-cell table:formula="of:=(5/6)*[.E38]" office:value-type="float" office:value="0.0326581361662383" calcext:value-type="float">
            <text:p>0,03265813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COUNTIF([.$B$1:.$B$1000];[.C40])" office:value-type="float" office:value="6" calcext:value-type="float">
            <text:p>6</text:p>
          </table:table-cell>
          <table:table-cell table:formula="of:=(5/6)*[.E39]" office:value-type="float" office:value="0.0272151134718653" calcext:value-type="float">
            <text:p>0,02721511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COUNTIF([.$B$1:.$B$1000];[.C41])" office:value-type="float" office:value="8" calcext:value-type="float">
            <text:p>8</text:p>
          </table:table-cell>
          <table:table-cell table:formula="of:=(5/6)*[.E40]" office:value-type="float" office:value="0.0226792612265544" calcext:value-type="float">
            <text:p>0,02267926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formula="of:=COUNTIF([.$B$1:.$B$1000];[.C42])" office:value-type="float" office:value="11" calcext:value-type="float">
            <text:p>11</text:p>
          </table:table-cell>
          <table:table-cell table:formula="of:=(5/6)*[.E41]" office:value-type="float" office:value="0.018899384355462" calcext:value-type="float">
            <text:p>0,01889938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COUNTIF([.$B$1:.$B$1000];[.C43])" office:value-type="float" office:value="9" calcext:value-type="float">
            <text:p>9</text:p>
          </table:table-cell>
          <table:table-cell table:formula="of:=(5/6)*[.E42]" office:value-type="float" office:value="0.015749486962885" calcext:value-type="float">
            <text:p>0,0157494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formula="of:=COUNTIF([.$B$1:.$B$1000];[.C44])" office:value-type="float" office:value="5" calcext:value-type="float">
            <text:p>5</text:p>
          </table:table-cell>
          <table:table-cell table:formula="of:=(5/6)*[.E43]" office:value-type="float" office:value="0.0131245724690708" calcext:value-type="float">
            <text:p>0,01312457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COUNTIF([.$B$1:.$B$1000];[.C45])" office:value-type="float" office:value="11" calcext:value-type="float">
            <text:p>11</text:p>
          </table:table-cell>
          <table:table-cell table:formula="of:=(5/6)*[.E44]" office:value-type="float" office:value="0.0109371437242257" calcext:value-type="float">
            <text:p>0,01093714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formula="of:=COUNTIF([.$B$1:.$B$1000];[.C46])" office:value-type="float" office:value="8" calcext:value-type="float">
            <text:p>8</text:p>
          </table:table-cell>
          <table:table-cell table:formula="of:=(5/6)*[.E45]" office:value-type="float" office:value="0.00911428643685475" calcext:value-type="float">
            <text:p>0,00911428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COUNTIF([.$B$1:.$B$1000];[.C47])" office:value-type="float" office:value="7" calcext:value-type="float">
            <text:p>7</text:p>
          </table:table-cell>
          <table:table-cell table:formula="of:=(5/6)*[.E46]" office:value-type="float" office:value="0.00759523869737896" calcext:value-type="float">
            <text:p>0,00759523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COUNTIF([.$B$1:.$B$1000];[.C48])" office:value-type="float" office:value="10" calcext:value-type="float">
            <text:p>10</text:p>
          </table:table-cell>
          <table:table-cell table:formula="of:=(5/6)*[.E47]" office:value-type="float" office:value="0.00632936558114913" calcext:value-type="float">
            <text:p>0,00632936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table:formula="of:=COUNTIF([.$B$1:.$B$1000];[.C49])" office:value-type="float" office:value="7" calcext:value-type="float">
            <text:p>7</text:p>
          </table:table-cell>
          <table:table-cell table:formula="of:=(5/6)*[.E48]" office:value-type="float" office:value="0.00527447131762428" calcext:value-type="float">
            <text:p>0,00527447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formula="of:=COUNTIF([.$B$1:.$B$1000];[.C50])" office:value-type="float" office:value="7" calcext:value-type="float">
            <text:p>7</text:p>
          </table:table-cell>
          <table:table-cell table:formula="of:=(5/6)*[.E49]" office:value-type="float" office:value="0.0043953927646869" calcext:value-type="float">
            <text:p>0,00439539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COUNTIF([.$B$1:.$B$1000];[.C51])" office:value-type="float" office:value="9" calcext:value-type="float">
            <text:p>9</text:p>
          </table:table-cell>
          <table:table-cell table:formula="of:=(5/6)*[.E50]" office:value-type="float" office:value="0.00366282730390575" calcext:value-type="float">
            <text:p>0,00366282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COUNTIF([.$B$1:.$B$1000];[.C52])" office:value-type="float" office:value="7" calcext:value-type="float">
            <text:p>7</text:p>
          </table:table-cell>
          <table:table-cell table:formula="of:=(5/6)*[.E51]" office:value-type="float" office:value="0.00305235608658812" calcext:value-type="float">
            <text:p>0,00305235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COUNTIF([.$B$1:.$B$1000];[.C53])" office:value-type="float" office:value="9" calcext:value-type="float">
            <text:p>9</text:p>
          </table:table-cell>
          <table:table-cell table:formula="of:=(5/6)*[.E52]" office:value-type="float" office:value="0.00254363007215677" calcext:value-type="float">
            <text:p>0,00254363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formula="of:=COUNTIF([.$B$1:.$B$1000];[.C54])" office:value-type="float" office:value="5" calcext:value-type="float">
            <text:p>5</text:p>
          </table:table-cell>
          <table:table-cell table:formula="of:=(5/6)*[.E53]" office:value-type="float" office:value="0.00211969172679731" calcext:value-type="float">
            <text:p>0,00211969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COUNTIF([.$B$1:.$B$1000];[.C55])" office:value-type="float" office:value="4" calcext:value-type="float">
            <text:p>4</text:p>
          </table:table-cell>
          <table:table-cell table:formula="of:=(5/6)*[.E54]" office:value-type="float" office:value="0.00176640977233109" calcext:value-type="float">
            <text:p>0,00176640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COUNTIF([.$B$1:.$B$1000];[.C56])" office:value-type="float" office:value="4" calcext:value-type="float">
            <text:p>4</text:p>
          </table:table-cell>
          <table:table-cell table:formula="of:=(5/6)*[.E55]" office:value-type="float" office:value="0.00147200814360924" calcext:value-type="float">
            <text:p>0,00147200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formula="of:=COUNTIF([.$B$1:.$B$1000];[.C57])" office:value-type="float" office:value="5" calcext:value-type="float">
            <text:p>5</text:p>
          </table:table-cell>
          <table:table-cell table:formula="of:=(5/6)*[.E56]" office:value-type="float" office:value="0.0012266734530077" calcext:value-type="float">
            <text:p>0,00122667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formula="of:=COUNTIF([.$B$1:.$B$1000];[.C58])" office:value-type="float" office:value="5" calcext:value-type="float">
            <text:p>5</text:p>
          </table:table-cell>
          <table:table-cell table:formula="of:=(5/6)*[.E57]" office:value-type="float" office:value="0.00102222787750642" calcext:value-type="float">
            <text:p>0,00102222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formula="of:=COUNTIF([.$B$1:.$B$1000];[.C59])" office:value-type="float" office:value="9" calcext:value-type="float">
            <text:p>9</text:p>
          </table:table-cell>
          <table:table-cell table:formula="of:=(5/6)*[.E58]" office:value-type="float" office:value="0.000851856564588682" calcext:value-type="float">
            <text:p>0,00085185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COUNTIF([.$B$1:.$B$1000];[.C60])" office:value-type="float" office:value="7" calcext:value-type="float">
            <text:p>7</text:p>
          </table:table-cell>
          <table:table-cell table:formula="of:=(5/6)*[.E59]" office:value-type="float" office:value="0.000709880470490568" calcext:value-type="float">
            <text:p>0,00070988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formula="of:=COUNTIF([.$B$1:.$B$1000];[.C61])" office:value-type="float" office:value="4" calcext:value-type="float">
            <text:p>4</text:p>
          </table:table-cell>
          <table:table-cell table:formula="of:=(5/6)*[.E60]" office:value-type="float" office:value="0.00059156705874214" calcext:value-type="float">
            <text:p>0,00059156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table:formula="of:=COUNTIF([.$B$1:.$B$1000];[.C62])" office:value-type="float" office:value="7" calcext:value-type="float">
            <text:p>7</text:p>
          </table:table-cell>
          <table:table-cell table:formula="of:=(5/6)*[.E61]" office:value-type="float" office:value="0.000492972548951784" calcext:value-type="float">
            <text:p>0,00049297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formula="of:=COUNTIF([.$B$1:.$B$1000];[.C63])" office:value-type="float" office:value="8" calcext:value-type="float">
            <text:p>8</text:p>
          </table:table-cell>
          <table:table-cell table:formula="of:=(5/6)*[.E62]" office:value-type="float" office:value="0.00041081045745982" calcext:value-type="float">
            <text:p>0,00041081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COUNTIF([.$B$1:.$B$1000];[.C64])" office:value-type="float" office:value="6" calcext:value-type="float">
            <text:p>6</text:p>
          </table:table-cell>
          <table:table-cell table:formula="of:=(5/6)*[.E63]" office:value-type="float" office:value="0.000342342047883183" calcext:value-type="float">
            <text:p>0,0003423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COUNTIF([.$B$1:.$B$1000];[.C65])" office:value-type="float" office:value="5" calcext:value-type="float">
            <text:p>5</text:p>
          </table:table-cell>
          <table:table-cell table:formula="of:=(5/6)*[.E64]" office:value-type="float" office:value="0.000285285039902653" calcext:value-type="float">
            <text:p>0,0002852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formula="of:=COUNTIF([.$B$1:.$B$1000];[.C66])" office:value-type="float" office:value="5" calcext:value-type="float">
            <text:p>5</text:p>
          </table:table-cell>
          <table:table-cell table:formula="of:=(5/6)*[.E65]" office:value-type="float" office:value="0.000237737533252211" calcext:value-type="float">
            <text:p>0,00023773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formula="of:=COUNTIF([.$B$1:.$B$1000];[.C67])" office:value-type="float" office:value="5" calcext:value-type="float">
            <text:p>5</text:p>
          </table:table-cell>
          <table:table-cell table:formula="of:=(5/6)*[.E66]" office:value-type="float" office:value="0.000198114611043509" calcext:value-type="float">
            <text:p>0,00019811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formula="of:=COUNTIF([.$B$1:.$B$1000];[.C68])" office:value-type="float" office:value="5" calcext:value-type="float">
            <text:p>5</text:p>
          </table:table-cell>
          <table:table-cell table:formula="of:=(5/6)*[.E67]" office:value-type="float" office:value="0.000165095509202924" calcext:value-type="float">
            <text:p>0,00016509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COUNTIF([.$B$1:.$B$1000];[.C69])" office:value-type="float" office:value="6" calcext:value-type="float">
            <text:p>6</text:p>
          </table:table-cell>
          <table:table-cell table:formula="of:=(5/6)*[.E68]" office:value-type="float" office:value="0.000137579591002437" calcext:value-type="float">
            <text:p>0,00013757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table:formula="of:=COUNTIF([.$B$1:.$B$1000];[.C70])" office:value-type="float" office:value="7" calcext:value-type="float">
            <text:p>7</text:p>
          </table:table-cell>
          <table:table-cell table:formula="of:=(5/6)*[.E69]" office:value-type="float" office:value="0.000114649659168697" calcext:value-type="float">
            <text:p>0,00011464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formula="of:=COUNTIF([.$B$1:.$B$1000];[.C71])" office:value-type="float" office:value="7" calcext:value-type="float">
            <text:p>7</text:p>
          </table:table-cell>
          <table:table-cell table:formula="of:=(5/6)*[.E70]" office:value-type="float" office:value="0.000095541382640581" calcext:value-type="float">
            <text:p>9,5541382640581E-0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table:formula="of:=COUNTIF([.$B$1:.$B$1000];[.C72])" office:value-type="float" office:value="4" calcext:value-type="float">
            <text:p>4</text:p>
          </table:table-cell>
          <table:table-cell table:formula="of:=(5/6)*[.E71]" office:value-type="float" office:value="0.0000796178188671509" calcext:value-type="float">
            <text:p>7,96178188671509E-0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COUNTIF([.$B$1:.$B$1000];[.C73])" office:value-type="float" office:value="4" calcext:value-type="float">
            <text:p>4</text:p>
          </table:table-cell>
          <table:table-cell table:formula="of:=(5/6)*[.E72]" office:value-type="float" office:value="0.0000663481823892924" calcext:value-type="float">
            <text:p>6,63481823892924E-0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COUNTIF([.$B$1:.$B$1000];[.C74])" office:value-type="float" office:value="8" calcext:value-type="float">
            <text:p>8</text:p>
          </table:table-cell>
          <table:table-cell table:formula="of:=(5/6)*[.E73]" office:value-type="float" office:value="0.000055290151991077" calcext:value-type="float">
            <text:p>5,5290151991077E-0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table:formula="of:=COUNTIF([.$B$1:.$B$1000];[.C75])" office:value-type="float" office:value="5" calcext:value-type="float">
            <text:p>5</text:p>
          </table:table-cell>
          <table:table-cell table:formula="of:=(5/6)*[.E74]" office:value-type="float" office:value="0.0000460751266592308" calcext:value-type="float">
            <text:p>4,60751266592308E-0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formula="of:=COUNTIF([.$B$1:.$B$1000];[.C76])" office:value-type="float" office:value="2" calcext:value-type="float">
            <text:p>2</text:p>
          </table:table-cell>
          <table:table-cell table:formula="of:=(5/6)*[.E75]" office:value-type="float" office:value="0.0000383959388826924" calcext:value-type="float">
            <text:p>3,83959388826924E-0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formula="of:=COUNTIF([.$B$1:.$B$1000];[.C77])" office:value-type="float" office:value="5" calcext:value-type="float">
            <text:p>5</text:p>
          </table:table-cell>
          <table:table-cell table:formula="of:=(5/6)*[.E76]" office:value-type="float" office:value="0.000031996615735577" calcext:value-type="float">
            <text:p>3,1996615735577E-0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formula="of:=COUNTIF([.$B$1:.$B$1000];[.C78])" office:value-type="float" office:value="4" calcext:value-type="float">
            <text:p>4</text:p>
          </table:table-cell>
          <table:table-cell table:formula="of:=(5/6)*[.E77]" office:value-type="float" office:value="0.0000266638464463141" calcext:value-type="float">
            <text:p>2,66638464463141E-0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COUNTIF([.$B$1:.$B$1000];[.C79])" office:value-type="float" office:value="3" calcext:value-type="float">
            <text:p>3</text:p>
          </table:table-cell>
          <table:table-cell table:formula="of:=(5/6)*[.E78]" office:value-type="float" office:value="0.0000222198720385951" calcext:value-type="float">
            <text:p>2,22198720385951E-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COUNTIF([.$B$1:.$B$1000];[.C80])" office:value-type="float" office:value="1" calcext:value-type="float">
            <text:p>1</text:p>
          </table:table-cell>
          <table:table-cell table:formula="of:=(5/6)*[.E79]" office:value-type="float" office:value="0.0000185165600321626" calcext:value-type="float">
            <text:p>1,85165600321626E-0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table:formula="of:=COUNTIF([.$B$1:.$B$1000];[.C81])" office:value-type="float" office:value="6" calcext:value-type="float">
            <text:p>6</text:p>
          </table:table-cell>
          <table:table-cell table:formula="of:=(5/6)*[.E80]" office:value-type="float" office:value="0.0000154304666934688" calcext:value-type="float">
            <text:p>1,54304666934688E-0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formula="of:=COUNTIF([.$B$1:.$B$1000];[.C82])" office:value-type="float" office:value="2" calcext:value-type="float">
            <text:p>2</text:p>
          </table:table-cell>
          <table:table-cell table:formula="of:=(5/6)*[.E81]" office:value-type="float" office:value="0.0000128587222445574" calcext:value-type="float">
            <text:p>1,28587222445574E-0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table:formula="of:=COUNTIF([.$B$1:.$B$1000];[.C83])" office:value-type="float" office:value="5" calcext:value-type="float">
            <text:p>5</text:p>
          </table:table-cell>
          <table:table-cell table:formula="of:=(5/6)*[.E82]" office:value-type="float" office:value="0.0000107156018704645" calcext:value-type="float">
            <text:p>1,07156018704645E-0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formula="of:=COUNTIF([.$B$1:.$B$1000];[.C84])" office:value-type="float" office:value="4" calcext:value-type="float">
            <text:p>4</text:p>
          </table:table-cell>
          <table:table-cell table:formula="of:=(5/6)*[.E83]" office:value-type="float" office:value="0.00000892966822538706" calcext:value-type="float">
            <text:p>8,92966822538706E-0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formula="of:=COUNTIF([.$B$1:.$B$1000];[.C85])" office:value-type="float" office:value="1" calcext:value-type="float">
            <text:p>1</text:p>
          </table:table-cell>
          <table:table-cell table:formula="of:=(5/6)*[.E84]" office:value-type="float" office:value="0.00000744139018782255" calcext:value-type="float">
            <text:p>7,44139018782255E-0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table:formula="of:=COUNTIF([.$B$1:.$B$1000];[.C86])" office:value-type="float" office:value="3" calcext:value-type="float">
            <text:p>3</text:p>
          </table:table-cell>
          <table:table-cell table:formula="of:=(5/6)*[.E85]" office:value-type="float" office:value="0.00000620115848985212" calcext:value-type="float">
            <text:p>6,20115848985212E-0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COUNTIF([.$B$1:.$B$1000];[.C87])" office:value-type="float" office:value="2" calcext:value-type="float">
            <text:p>2</text:p>
          </table:table-cell>
          <table:table-cell table:formula="of:=(5/6)*[.E86]" office:value-type="float" office:value="0.00000516763207487677" calcext:value-type="float">
            <text:p>5,16763207487677E-0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formula="of:=COUNTIF([.$B$1:.$B$1000];[.C88])" office:value-type="float" office:value="1" calcext:value-type="float">
            <text:p>1</text:p>
          </table:table-cell>
          <table:table-cell table:formula="of:=(5/6)*[.E87]" office:value-type="float" office:value="0.00000430636006239731" calcext:value-type="float">
            <text:p>4,30636006239731E-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table:formula="of:=COUNTIF([.$B$1:.$B$1000];[.C89])" office:value-type="float" office:value="2" calcext:value-type="float">
            <text:p>2</text:p>
          </table:table-cell>
          <table:table-cell table:formula="of:=(5/6)*[.E88]" office:value-type="float" office:value="0.00000358863338533109" calcext:value-type="float">
            <text:p>3,58863338533109E-0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formula="of:=COUNTIF([.$B$1:.$B$1000];[.C90])" office:value-type="float" office:value="3" calcext:value-type="float">
            <text:p>3</text:p>
          </table:table-cell>
          <table:table-cell table:formula="of:=(5/6)*[.E89]" office:value-type="float" office:value="0.00000299052782110924" calcext:value-type="float">
            <text:p>2,99052782110924E-0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table:formula="of:=COUNTIF([.$B$1:.$B$1000];[.C91])" office:value-type="float" office:value="0" calcext:value-type="float">
            <text:p>0</text:p>
          </table:table-cell>
          <table:table-cell table:formula="of:=(5/6)*[.E90]" office:value-type="float" office:value="0.00000249210651759103" calcext:value-type="float">
            <text:p>2,49210651759103E-0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formula="of:=COUNTIF([.$B$1:.$B$1000];[.C92])" office:value-type="float" office:value="4" calcext:value-type="float">
            <text:p>4</text:p>
          </table:table-cell>
          <table:table-cell table:formula="of:=(5/6)*[.E91]" office:value-type="float" office:value="0.00000207675543132586" calcext:value-type="float">
            <text:p>2,07675543132586E-0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COUNTIF([.$B$1:.$B$1000];[.C93])" office:value-type="float" office:value="3" calcext:value-type="float">
            <text:p>3</text:p>
          </table:table-cell>
          <table:table-cell table:formula="of:=(5/6)*[.E92]" office:value-type="float" office:value="0.00000173062952610489" calcext:value-type="float">
            <text:p>1,73062952610489E-0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table:formula="of:=COUNTIF([.$B$1:.$B$1000];[.C94])" office:value-type="float" office:value="2" calcext:value-type="float">
            <text:p>2</text:p>
          </table:table-cell>
          <table:table-cell table:formula="of:=(5/6)*[.E93]" office:value-type="float" office:value="0.00000144219127175407" calcext:value-type="float">
            <text:p>1,44219127175407E-0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formula="of:=COUNTIF([.$B$1:.$B$1000];[.C95])" office:value-type="float" office:value="3" calcext:value-type="float">
            <text:p>3</text:p>
          </table:table-cell>
          <table:table-cell table:formula="of:=(5/6)*[.E94]" office:value-type="float" office:value="0.00000120182605979506" calcext:value-type="float">
            <text:p>1,20182605979506E-0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formula="of:=COUNTIF([.$B$1:.$B$1000];[.C96])" office:value-type="float" office:value="3" calcext:value-type="float">
            <text:p>3</text:p>
          </table:table-cell>
          <table:table-cell table:formula="of:=(5/6)*[.E95]" office:value-type="float" office:value="0.00000100152171649588" calcext:value-type="float">
            <text:p>1,00152171649588E-0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formula="of:=COUNTIF([.$B$1:.$B$1000];[.C97])" office:value-type="float" office:value="2" calcext:value-type="float">
            <text:p>2</text:p>
          </table:table-cell>
          <table:table-cell table:formula="of:=(5/6)*[.E96]" office:value-type="float" office:value="0.000000834601430413236" calcext:value-type="float">
            <text:p>8,34601430413236E-0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table:formula="of:=COUNTIF([.$B$1:.$B$1000];[.C98])" office:value-type="float" office:value="1" calcext:value-type="float">
            <text:p>1</text:p>
          </table:table-cell>
          <table:table-cell table:formula="of:=(5/6)*[.E97]" office:value-type="float" office:value="0.00000069550119201103" calcext:value-type="float">
            <text:p>6,9550119201103E-0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COUNTIF([.$B$1:.$B$1000];[.C99])" office:value-type="float" office:value="3" calcext:value-type="float">
            <text:p>3</text:p>
          </table:table-cell>
          <table:table-cell table:formula="of:=(5/6)*[.E98]" office:value-type="float" office:value="0.000000579584326675858" calcext:value-type="float">
            <text:p>5,79584326675858E-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COUNTIF([.$B$1:.$B$1000];[.C100])" office:value-type="float" office:value="1" calcext:value-type="float">
            <text:p>1</text:p>
          </table:table-cell>
          <table:table-cell table:formula="of:=(5/6)*[.E99]" office:value-type="float" office:value="0.000000482986938896549" calcext:value-type="float">
            <text:p>0,0000004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table:formula="of:=COUNTIF([.$B$1:.$B$1000];[.C101])" office:value-type="float" office:value="1" calcext:value-type="float">
            <text:p>1</text:p>
          </table:table-cell>
          <table:table-cell table:formula="of:=(5/6)*[.E100]" office:value-type="float" office:value="0.000000402489115747124" calcext:value-type="float">
            <text:p>4,02489115747124E-0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formula="of:=COUNTIF([.$B$1:.$B$1000];[.C102])" office:value-type="float" office:value="6" calcext:value-type="float">
            <text:p>6</text:p>
          </table:table-cell>
          <table:table-cell table:formula="of:=(5/6)*[.E101]" office:value-type="float" office:value="0.000000335407596455937" calcext:value-type="float">
            <text:p>3,35407596455937E-0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table:formula="of:=COUNTIF([.$B$1:.$B$1000];[.C103])" office:value-type="float" office:value="2" calcext:value-type="float">
            <text:p>2</text:p>
          </table:table-cell>
          <table:table-cell table:formula="of:=(5/6)*[.E102]" office:value-type="float" office:value="0.000000279506330379947" calcext:value-type="float">
            <text:p>2,79506330379947E-0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table:formula="of:=COUNTIF([.$B$1:.$B$1000];[.C104])" office:value-type="float" office:value="0" calcext:value-type="float">
            <text:p>0</text:p>
          </table:table-cell>
          <table:table-cell table:formula="of:=(5/6)*[.E103]" office:value-type="float" office:value="0.000000232921941983289" calcext:value-type="float">
            <text:p>2,32921941983289E-0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table:formula="of:=COUNTIF([.$B$1:.$B$1000];[.C105])" office:value-type="float" office:value="7" calcext:value-type="float">
            <text:p>7</text:p>
          </table:table-cell>
          <table:table-cell table:formula="of:=(5/6)*[.E104]" office:value-type="float" office:value="0.000000194101618319408" calcext:value-type="float">
            <text:p>1,94101618319408E-0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formula="of:=COUNTIF([.$B$1:.$B$1000];[.C106])" office:value-type="float" office:value="2" calcext:value-type="float">
            <text:p>2</text:p>
          </table:table-cell>
          <table:table-cell table:formula="of:=(5/6)*[.E105]" office:value-type="float" office:value="0.000000161751348599506" calcext:value-type="float">
            <text:p>1,61751348599506E-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table:formula="of:=COUNTIF([.$B$1:.$B$1000];[.C107])" office:value-type="float" office:value="0" calcext:value-type="float">
            <text:p>0</text:p>
          </table:table-cell>
          <table:table-cell table:formula="of:=(5/6)*[.E106]" office:value-type="float" office:value="0.000000134792790499589" calcext:value-type="float">
            <text:p>1,34792790499589E-0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formula="of:=COUNTIF([.$B$1:.$B$1000];[.C108])" office:value-type="float" office:value="1" calcext:value-type="float">
            <text:p>1</text:p>
          </table:table-cell>
          <table:table-cell table:formula="of:=(5/6)*[.E107]" office:value-type="float" office:value="0.000000112327325416324" calcext:value-type="float">
            <text:p>1,12327325416324E-0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formula="of:=COUNTIF([.$B$1:.$B$1000];[.C109])" office:value-type="float" office:value="2" calcext:value-type="float">
            <text:p>2</text:p>
          </table:table-cell>
          <table:table-cell table:formula="of:=(5/6)*[.E108]" office:value-type="float" office:value="0.0000000936061045136033" calcext:value-type="float">
            <text:p>9,36061045136033E-0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table:formula="of:=COUNTIF([.$B$1:.$B$1000];[.C110])" office:value-type="float" office:value="3" calcext:value-type="float">
            <text:p>3</text:p>
          </table:table-cell>
          <table:table-cell table:formula="of:=(5/6)*[.E109]" office:value-type="float" office:value="0.0000000780050870946694" calcext:value-type="float">
            <text:p>0,0000000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table:formula="of:=COUNTIF([.$B$1:.$B$1000];[.C111])" office:value-type="float" office:value="2" calcext:value-type="float">
            <text:p>2</text:p>
          </table:table-cell>
          <table:table-cell table:formula="of:=(5/6)*[.E110]" office:value-type="float" office:value="0.0000000650042392455578" calcext:value-type="float">
            <text:p>0,0000000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COUNTIF([.$B$1:.$B$1000];[.C112])" office:value-type="float" office:value="2" calcext:value-type="float">
            <text:p>2</text:p>
          </table:table-cell>
          <table:table-cell table:formula="of:=(5/6)*[.E111]" office:value-type="float" office:value="0.0000000541701993712982" calcext:value-type="float">
            <text:p>5,41701993712982E-0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  <table:table-cell table:formula="of:=COUNTIF([.$B$1:.$B$1000];[.C113])" office:value-type="float" office:value="2" calcext:value-type="float">
            <text:p>2</text:p>
          </table:table-cell>
          <table:table-cell table:formula="of:=(5/6)*[.E112]" office:value-type="float" office:value="0.0000000451418328094152" calcext:value-type="float">
            <text:p>4,51418328094152E-0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table:formula="of:=COUNTIF([.$B$1:.$B$1000];[.C114])" office:value-type="float" office:value="3" calcext:value-type="float">
            <text:p>3</text:p>
          </table:table-cell>
          <table:table-cell table:formula="of:=(5/6)*[.E113]" office:value-type="float" office:value="0.000000037618194007846" calcext:value-type="float">
            <text:p>3,7618194007846E-0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formula="of:=COUNTIF([.$B$1:.$B$1000];[.C115])" office:value-type="float" office:value="1" calcext:value-type="float">
            <text:p>1</text:p>
          </table:table-cell>
          <table:table-cell table:formula="of:=(5/6)*[.E114]" office:value-type="float" office:value="0.0000000313484950065383" calcext:value-type="float">
            <text:p>3,13484950065383E-0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table:formula="of:=COUNTIF([.$B$1:.$B$1000];[.C116])" office:value-type="float" office:value="0" calcext:value-type="float">
            <text:p>0</text:p>
          </table:table-cell>
          <table:table-cell table:formula="of:=(5/6)*[.E115]" office:value-type="float" office:value="0.0000000261237458387819" calcext:value-type="float">
            <text:p>2,61237458387819E-0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formula="of:=COUNTIF([.$B$1:.$B$1000];[.C117])" office:value-type="float" office:value="0" calcext:value-type="float">
            <text:p>0</text:p>
          </table:table-cell>
          <table:table-cell table:formula="of:=(5/6)*[.E116]" office:value-type="float" office:value="0.0000000217697881989849" calcext:value-type="float">
            <text:p>2,17697881989849E-0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table:formula="of:=COUNTIF([.$B$1:.$B$1000];[.C118])" office:value-type="float" office:value="1" calcext:value-type="float">
            <text:p>1</text:p>
          </table:table-cell>
          <table:table-cell table:formula="of:=(5/6)*[.E117]" office:value-type="float" office:value="0.0000000181414901658208" calcext:value-type="float">
            <text:p>1,81414901658208E-0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3" calcext:value-type="float">
            <text:p>193</text:p>
          </table:table-cell>
          <table:table-cell office:value-type="float" office:value="119" calcext:value-type="float">
            <text:p>119</text:p>
          </table:table-cell>
          <table:table-cell table:formula="of:=COUNTIF([.$B$1:.$B$1000];[.C119])" office:value-type="float" office:value="0" calcext:value-type="float">
            <text:p>0</text:p>
          </table:table-cell>
          <table:table-cell table:formula="of:=(5/6)*[.E118]" office:value-type="float" office:value="0.0000000151179084715173" calcext:value-type="float">
            <text:p>1,51179084715173E-0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COUNTIF([.$B$1:.$B$1000];[.C120])" office:value-type="float" office:value="1" calcext:value-type="float">
            <text:p>1</text:p>
          </table:table-cell>
          <table:table-cell table:formula="of:=(5/6)*[.E119]" office:value-type="float" office:value="0.0000000125982570595978" calcext:value-type="float">
            <text:p>1,25982570595978E-0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121" calcext:value-type="float">
            <text:p>121</text:p>
          </table:table-cell>
          <table:table-cell table:formula="of:=COUNTIF([.$B$1:.$B$1000];[.C121])" office:value-type="float" office:value="2" calcext:value-type="float">
            <text:p>2</text:p>
          </table:table-cell>
          <table:table-cell table:formula="of:=(5/6)*[.E120]" office:value-type="float" office:value="0.0000000104985475496648" calcext:value-type="float">
            <text:p>1,04985475496648E-0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table:formula="of:=COUNTIF([.$B$1:.$B$1000];[.C122])" office:value-type="float" office:value="3" calcext:value-type="float">
            <text:p>3</text:p>
          </table:table-cell>
          <table:table-cell table:formula="of:=(5/6)*[.E121]" office:value-type="float" office:value="0.00000000874878962472067" calcext:value-type="float">
            <text:p>8,74878962472067E-0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formula="of:=COUNTIF([.$B$1:.$B$1000];[.C123])" office:value-type="float" office:value="0" calcext:value-type="float">
            <text:p>0</text:p>
          </table:table-cell>
          <table:table-cell table:formula="of:=(5/6)*[.E122]" office:value-type="float" office:value="0.00000000729065802060056" calcext:value-type="float">
            <text:p>7,29065802060056E-0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table:formula="of:=COUNTIF([.$B$1:.$B$1000];[.C124])" office:value-type="float" office:value="1" calcext:value-type="float">
            <text:p>1</text:p>
          </table:table-cell>
          <table:table-cell table:formula="of:=(5/6)*[.E123]" office:value-type="float" office:value="0.00000000607554835050047" calcext:value-type="float">
            <text:p>6,07554835050047E-0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table:formula="of:=COUNTIF([.$B$1:.$B$1000];[.C125])" office:value-type="float" office:value="0" calcext:value-type="float">
            <text:p>0</text:p>
          </table:table-cell>
          <table:table-cell table:formula="of:=(5/6)*[.E124]" office:value-type="float" office:value="0.00000000506295695875039" calcext:value-type="float">
            <text:p>5,06295695875039E-0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table:formula="of:=COUNTIF([.$B$1:.$B$1000];[.C126])" office:value-type="float" office:value="1" calcext:value-type="float">
            <text:p>1</text:p>
          </table:table-cell>
          <table:table-cell table:formula="of:=(5/6)*[.E125]" office:value-type="float" office:value="0.00000000421913079895866" calcext:value-type="float">
            <text:p>4,21913079895866E-00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table:formula="of:=COUNTIF([.$B$1:.$B$1000];[.C127])" office:value-type="float" office:value="2" calcext:value-type="float">
            <text:p>2</text:p>
          </table:table-cell>
          <table:table-cell table:formula="of:=(5/6)*[.E126]" office:value-type="float" office:value="0.00000000351594233246555" calcext:value-type="float">
            <text:p>3,51594233246555E-0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formula="of:=COUNTIF([.$B$1:.$B$1000];[.C128])" office:value-type="float" office:value="1" calcext:value-type="float">
            <text:p>1</text:p>
          </table:table-cell>
          <table:table-cell table:formula="of:=(5/6)*[.E127]" office:value-type="float" office:value="0.00000000292995194372129" calcext:value-type="float">
            <text:p>2,92995194372129E-0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table:formula="of:=COUNTIF([.$B$1:.$B$1000];[.C129])" office:value-type="float" office:value="1" calcext:value-type="float">
            <text:p>1</text:p>
          </table:table-cell>
          <table:table-cell table:formula="of:=(5/6)*[.E128]" office:value-type="float" office:value="0.00000000244162661976774" calcext:value-type="float">
            <text:p>2,44162661976774E-0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table:formula="of:=COUNTIF([.$B$1:.$B$1000];[.C130])" office:value-type="float" office:value="1" calcext:value-type="float">
            <text:p>1</text:p>
          </table:table-cell>
          <table:table-cell table:formula="of:=(5/6)*[.E129]" office:value-type="float" office:value="0.00000000203468884980645" calcext:value-type="float">
            <text:p>0,0000000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table:formula="of:=COUNTIF([.$B$1:.$B$1000];[.C131])" office:value-type="float" office:value="0" calcext:value-type="float">
            <text:p>0</text:p>
          </table:table-cell>
          <table:table-cell table:formula="of:=(5/6)*[.E130]" office:value-type="float" office:value="0.00000000169557404150538" calcext:value-type="float">
            <text:p>1,69557404150538E-0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table:formula="of:=COUNTIF([.$B$1:.$B$1000];[.C132])" office:value-type="float" office:value="2" calcext:value-type="float">
            <text:p>2</text:p>
          </table:table-cell>
          <table:table-cell table:formula="of:=(5/6)*[.E131]" office:value-type="float" office:value="0.00000000141297836792115" calcext:value-type="float">
            <text:p>1,41297836792115E-0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table:formula="of:=COUNTIF([.$B$1:.$B$1000];[.C133])" office:value-type="float" office:value="3" calcext:value-type="float">
            <text:p>3</text:p>
          </table:table-cell>
          <table:table-cell table:formula="of:=(5/6)*[.E132]" office:value-type="float" office:value="0.00000000117748197326762" calcext:value-type="float">
            <text:p>1,17748197326762E-0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formula="of:=COUNTIF([.$B$1:.$B$1000];[.C134])" office:value-type="float" office:value="0" calcext:value-type="float">
            <text:p>0</text:p>
          </table:table-cell>
          <table:table-cell table:formula="of:=(5/6)*[.E133]" office:value-type="float" office:value="0.000000000981234977723019" calcext:value-type="float">
            <text:p>0,000000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table:formula="of:=COUNTIF([.$B$1:.$B$1000];[.C135])" office:value-type="float" office:value="0" calcext:value-type="float">
            <text:p>0</text:p>
          </table:table-cell>
          <table:table-cell table:formula="of:=(5/6)*[.E134]" office:value-type="float" office:value="0.000000000817695814769183" calcext:value-type="float">
            <text:p>8,17695814769183E-0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table:formula="of:=COUNTIF([.$B$1:.$B$1000];[.C136])" office:value-type="float" office:value="0" calcext:value-type="float">
            <text:p>0</text:p>
          </table:table-cell>
          <table:table-cell table:formula="of:=(5/6)*[.E135]" office:value-type="float" office:value="0.000000000681413178974319" calcext:value-type="float">
            <text:p>6,81413178974319E-0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table:formula="of:=COUNTIF([.$B$1:.$B$1000];[.C137])" office:value-type="float" office:value="1" calcext:value-type="float">
            <text:p>1</text:p>
          </table:table-cell>
          <table:table-cell table:formula="of:=(5/6)*[.E136]" office:value-type="float" office:value="0.000000000567844315811932" calcext:value-type="float">
            <text:p>5,67844315811932E-0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138" calcext:value-type="float">
            <text:p>138</text:p>
          </table:table-cell>
          <table:table-cell table:formula="of:=COUNTIF([.$B$1:.$B$1000];[.C138])" office:value-type="float" office:value="1" calcext:value-type="float">
            <text:p>1</text:p>
          </table:table-cell>
          <table:table-cell table:formula="of:=(5/6)*[.E137]" office:value-type="float" office:value="0.000000000473203596509944" calcext:value-type="float">
            <text:p>4,73203596509944E-0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table:formula="of:=COUNTIF([.$B$1:.$B$1000];[.C139])" office:value-type="float" office:value="0" calcext:value-type="float">
            <text:p>0</text:p>
          </table:table-cell>
          <table:table-cell table:formula="of:=(5/6)*[.E138]" office:value-type="float" office:value="0.000000000394336330424953" calcext:value-type="float">
            <text:p>3,94336330424953E-0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table:formula="of:=COUNTIF([.$B$1:.$B$1000];[.C140])" office:value-type="float" office:value="0" calcext:value-type="float">
            <text:p>0</text:p>
          </table:table-cell>
          <table:table-cell table:formula="of:=(5/6)*[.E139]" office:value-type="float" office:value="0.000000000328613608687461" calcext:value-type="float">
            <text:p>3,28613608687461E-0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formula="of:=COUNTIF([.$B$1:.$B$1000];[.C141])" office:value-type="float" office:value="1" calcext:value-type="float">
            <text:p>1</text:p>
          </table:table-cell>
          <table:table-cell table:formula="of:=(5/6)*[.E140]" office:value-type="float" office:value="0.000000000273844673906217" calcext:value-type="float">
            <text:p>2,73844673906217E-0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table:formula="of:=COUNTIF([.$B$1:.$B$1000];[.C142])" office:value-type="float" office:value="0" calcext:value-type="float">
            <text:p>0</text:p>
          </table:table-cell>
          <table:table-cell table:formula="of:=(5/6)*[.E141]" office:value-type="float" office:value="0.000000000228203894921848" calcext:value-type="float">
            <text:p>2,28203894921848E-0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143" calcext:value-type="float">
            <text:p>143</text:p>
          </table:table-cell>
          <table:table-cell table:formula="of:=COUNTIF([.$B$1:.$B$1000];[.C143])" office:value-type="float" office:value="0" calcext:value-type="float">
            <text:p>0</text:p>
          </table:table-cell>
          <table:table-cell table:formula="of:=(5/6)*[.E142]" office:value-type="float" office:value="0.000000000190169912434873" calcext:value-type="float">
            <text:p>1,90169912434873E-0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COUNTIF([.$B$1:.$B$1000];[.C144])" office:value-type="float" office:value="1" calcext:value-type="float">
            <text:p>1</text:p>
          </table:table-cell>
          <table:table-cell table:formula="of:=(5/6)*[.E143]" office:value-type="float" office:value="0.000000000158474927029061" calcext:value-type="float">
            <text:p>1,58474927029061E-0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table:formula="of:=COUNTIF([.$B$1:.$B$1000];[.C145])" office:value-type="float" office:value="1" calcext:value-type="float">
            <text:p>1</text:p>
          </table:table-cell>
          <table:table-cell table:formula="of:=(5/6)*[.E144]" office:value-type="float" office:value="0.000000000132062439190884" calcext:value-type="float">
            <text:p>1,32062439190884E-0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table:formula="of:=COUNTIF([.$B$1:.$B$1000];[.C146])" office:value-type="float" office:value="0" calcext:value-type="float">
            <text:p>0</text:p>
          </table:table-cell>
          <table:table-cell table:formula="of:=(5/6)*[.E145]" office:value-type="float" office:value="0.00000000011005203265907" calcext:value-type="float">
            <text:p>1,1005203265907E-0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table:formula="of:=COUNTIF([.$B$1:.$B$1000];[.C147])" office:value-type="float" office:value="1" calcext:value-type="float">
            <text:p>1</text:p>
          </table:table-cell>
          <table:table-cell table:formula="of:=(5/6)*[.E146]" office:value-type="float" office:value="0.0000000000917100272158918" calcext:value-type="float">
            <text:p>9,17100272158918E-0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formula="of:=COUNTIF([.$B$1:.$B$1000];[.C148])" office:value-type="float" office:value="0" calcext:value-type="float">
            <text:p>0</text:p>
          </table:table-cell>
          <table:table-cell table:formula="of:=(5/6)*[.E147]" office:value-type="float" office:value="0.0000000000764250226799099" calcext:value-type="float">
            <text:p>7,64250226799099E-0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table:formula="of:=COUNTIF([.$B$1:.$B$1000];[.C149])" office:value-type="float" office:value="2" calcext:value-type="float">
            <text:p>2</text:p>
          </table:table-cell>
          <table:table-cell table:formula="of:=(5/6)*[.E148]" office:value-type="float" office:value="0.0000000000636875188999249" calcext:value-type="float">
            <text:p>6,36875188999249E-0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table:formula="of:=COUNTIF([.$B$1:.$B$1000];[.C150])" office:value-type="float" office:value="1" calcext:value-type="float">
            <text:p>1</text:p>
          </table:table-cell>
          <table:table-cell table:formula="of:=(5/6)*[.E149]" office:value-type="float" office:value="0.0000000000530729324166041" calcext:value-type="float">
            <text:p>5,30729324166041E-0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table:formula="of:=COUNTIF([.$B$1:.$B$1000];[.C151])" office:value-type="float" office:value="0" calcext:value-type="float">
            <text:p>0</text:p>
          </table:table-cell>
          <table:table-cell table:formula="of:=(5/6)*[.E150]" office:value-type="float" office:value="0.0000000000442274436805034" calcext:value-type="float">
            <text:p>4,42274436805034E-0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152" calcext:value-type="float">
            <text:p>152</text:p>
          </table:table-cell>
          <table:table-cell table:formula="of:=COUNTIF([.$B$1:.$B$1000];[.C152])" office:value-type="float" office:value="1" calcext:value-type="float">
            <text:p>1</text:p>
          </table:table-cell>
          <table:table-cell table:formula="of:=(5/6)*[.E151]" office:value-type="float" office:value="0.0000000000368562030670862" calcext:value-type="float">
            <text:p>3,68562030670862E-0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table:formula="of:=COUNTIF([.$B$1:.$B$1000];[.C153])" office:value-type="float" office:value="1" calcext:value-type="float">
            <text:p>1</text:p>
          </table:table-cell>
          <table:table-cell table:formula="of:=(5/6)*[.E152]" office:value-type="float" office:value="0.0000000000307135025559051" calcext:value-type="float">
            <text:p>3,07135025559051E-0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table:formula="of:=COUNTIF([.$B$1:.$B$1000];[.C154])" office:value-type="float" office:value="0" calcext:value-type="float">
            <text:p>0</text:p>
          </table:table-cell>
          <table:table-cell table:formula="of:=(5/6)*[.E153]" office:value-type="float" office:value="0.0000000000255945854632543" calcext:value-type="float">
            <text:p>2,55945854632543E-0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table:formula="of:=COUNTIF([.$B$1:.$B$1000];[.C155])" office:value-type="float" office:value="0" calcext:value-type="float">
            <text:p>0</text:p>
          </table:table-cell>
          <table:table-cell table:formula="of:=(5/6)*[.E154]" office:value-type="float" office:value="0.0000000000213288212193786" calcext:value-type="float">
            <text:p>2,13288212193786E-0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formula="of:=COUNTIF([.$B$1:.$B$1000];[.C156])" office:value-type="float" office:value="0" calcext:value-type="float">
            <text:p>0</text:p>
          </table:table-cell>
          <table:table-cell table:formula="of:=(5/6)*[.E155]" office:value-type="float" office:value="0.0000000000177740176828155" calcext:value-type="float">
            <text:p>1,77740176828155E-0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table:formula="of:=COUNTIF([.$B$1:.$B$1000];[.C157])" office:value-type="float" office:value="0" calcext:value-type="float">
            <text:p>0</text:p>
          </table:table-cell>
          <table:table-cell table:formula="of:=(5/6)*[.E156]" office:value-type="float" office:value="0.0000000000148116814023462" calcext:value-type="float">
            <text:p>1,48116814023462E-0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formula="of:=COUNTIF([.$B$1:.$B$1000];[.C158])" office:value-type="float" office:value="0" calcext:value-type="float">
            <text:p>0</text:p>
          </table:table-cell>
          <table:table-cell table:formula="of:=(5/6)*[.E157]" office:value-type="float" office:value="0.0000000000123430678352885" calcext:value-type="float">
            <text:p>1,23430678352885E-0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table:formula="of:=COUNTIF([.$B$1:.$B$1000];[.C159])" office:value-type="float" office:value="1" calcext:value-type="float">
            <text:p>1</text:p>
          </table:table-cell>
          <table:table-cell table:formula="of:=(5/6)*[.E158]" office:value-type="float" office:value="0.0000000000102858898627404" calcext:value-type="float">
            <text:p>1,02858898627404E-0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table:formula="of:=COUNTIF([.$B$1:.$B$1000];[.C160])" office:value-type="float" office:value="0" calcext:value-type="float">
            <text:p>0</text:p>
          </table:table-cell>
          <table:table-cell table:formula="of:=(5/6)*[.E159]" office:value-type="float" office:value="0.00000000000857157488561703" calcext:value-type="float">
            <text:p>8,57157488561703E-0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table:formula="of:=COUNTIF([.$B$1:.$B$1000];[.C161])" office:value-type="float" office:value="1" calcext:value-type="float">
            <text:p>1</text:p>
          </table:table-cell>
          <table:table-cell table:formula="of:=(5/6)*[.E160]" office:value-type="float" office:value="0.00000000000714297907134753" calcext:value-type="float">
            <text:p>7,14297907134753E-0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table:formula="of:=COUNTIF([.$B$1:.$B$1000];[.C162])" office:value-type="float" office:value="0" calcext:value-type="float">
            <text:p>0</text:p>
          </table:table-cell>
          <table:table-cell table:formula="of:=(5/6)*[.E161]" office:value-type="float" office:value="0.00000000000595248255945627" calcext:value-type="float">
            <text:p>5,95248255945627E-0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  <table:table-cell table:formula="of:=COUNTIF([.$B$1:.$B$1000];[.C163])" office:value-type="float" office:value="0" calcext:value-type="float">
            <text:p>0</text:p>
          </table:table-cell>
          <table:table-cell table:formula="of:=(5/6)*[.E162]" office:value-type="float" office:value="0.00000000000496040213288023" calcext:value-type="float">
            <text:p>4,96040213288023E-0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table:formula="of:=COUNTIF([.$B$1:.$B$1000];[.C164])" office:value-type="float" office:value="1" calcext:value-type="float">
            <text:p>1</text:p>
          </table:table-cell>
          <table:table-cell table:formula="of:=(5/6)*[.E163]" office:value-type="float" office:value="0.00000000000413366844406686" calcext:value-type="float">
            <text:p>4,13366844406686E-0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table:formula="of:=COUNTIF([.$B$1:.$B$1000];[.C165])" office:value-type="float" office:value="1" calcext:value-type="float">
            <text:p>1</text:p>
          </table:table-cell>
          <table:table-cell table:formula="of:=(5/6)*[.E164]" office:value-type="float" office:value="0.00000000000344472370338905" calcext:value-type="float">
            <text:p>3,44472370338905E-0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formula="of:=COUNTIF([.$B$1:.$B$1000];[.C166])" office:value-type="float" office:value="0" calcext:value-type="float">
            <text:p>0</text:p>
          </table:table-cell>
          <table:table-cell table:formula="of:=(5/6)*[.E165]" office:value-type="float" office:value="0.00000000000287060308615754" calcext:value-type="float">
            <text:p>2,87060308615754E-0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table:formula="of:=COUNTIF([.$B$1:.$B$1000];[.C167])" office:value-type="float" office:value="0" calcext:value-type="float">
            <text:p>0</text:p>
          </table:table-cell>
          <table:table-cell table:formula="of:=(5/6)*[.E166]" office:value-type="float" office:value="0.00000000000239216923846462" calcext:value-type="float">
            <text:p>2,39216923846462E-0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" calcext:value-type="float">
            <text:p>92</text:p>
          </table:table-cell>
          <table:table-cell office:value-type="float" office:value="168" calcext:value-type="float">
            <text:p>168</text:p>
          </table:table-cell>
          <table:table-cell table:formula="of:=COUNTIF([.$B$1:.$B$1000];[.C168])" office:value-type="float" office:value="1" calcext:value-type="float">
            <text:p>1</text:p>
          </table:table-cell>
          <table:table-cell table:formula="of:=(5/6)*[.E167]" office:value-type="float" office:value="0.00000000000199347436538718" calcext:value-type="float">
            <text:p>1,99347436538718E-0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169" calcext:value-type="float">
            <text:p>169</text:p>
          </table:table-cell>
          <table:table-cell table:formula="of:=COUNTIF([.$B$1:.$B$1000];[.C169])" office:value-type="float" office:value="0" calcext:value-type="float">
            <text:p>0</text:p>
          </table:table-cell>
          <table:table-cell table:formula="of:=(5/6)*[.E168]" office:value-type="float" office:value="0.00000000000166122863782265" calcext:value-type="float">
            <text:p>1,66122863782265E-0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table:formula="of:=COUNTIF([.$B$1:.$B$1000];[.C170])" office:value-type="float" office:value="1" calcext:value-type="float">
            <text:p>1</text:p>
          </table:table-cell>
          <table:table-cell table:formula="of:=(5/6)*[.E169]" office:value-type="float" office:value="0.00000000000138435719818554" calcext:value-type="float">
            <text:p>1,38435719818554E-0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table:formula="of:=COUNTIF([.$B$1:.$B$1000];[.C171])" office:value-type="float" office:value="0" calcext:value-type="float">
            <text:p>0</text:p>
          </table:table-cell>
          <table:table-cell table:formula="of:=(5/6)*[.E170]" office:value-type="float" office:value="0.00000000000115363099848795" calcext:value-type="float">
            <text:p>1,15363099848795E-0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table:formula="of:=COUNTIF([.$B$1:.$B$1000];[.C172])" office:value-type="float" office:value="0" calcext:value-type="float">
            <text:p>0</text:p>
          </table:table-cell>
          <table:table-cell table:formula="of:=(5/6)*[.E171]" office:value-type="float" office:value="0.000000000000961359165406627" calcext:value-type="float">
            <text:p>9,61359165406627E-0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table:formula="of:=COUNTIF([.$B$1:.$B$1000];[.C173])" office:value-type="float" office:value="0" calcext:value-type="float">
            <text:p>0</text:p>
          </table:table-cell>
          <table:table-cell table:formula="of:=(5/6)*[.E172]" office:value-type="float" office:value="0.000000000000801132637838855" calcext:value-type="float">
            <text:p>8,01132637838855E-0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table:formula="of:=COUNTIF([.$B$1:.$B$1000];[.C174])" office:value-type="float" office:value="1" calcext:value-type="float">
            <text:p>1</text:p>
          </table:table-cell>
          <table:table-cell table:formula="of:=(5/6)*[.E173]" office:value-type="float" office:value="0.00000000000066761053153238" calcext:value-type="float">
            <text:p>6,6761053153238E-0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formula="of:=COUNTIF([.$B$1:.$B$1000];[.C175])" office:value-type="float" office:value="0" calcext:value-type="float">
            <text:p>0</text:p>
          </table:table-cell>
          <table:table-cell table:formula="of:=(5/6)*[.E174]" office:value-type="float" office:value="0.000000000000556342109610316" calcext:value-type="float">
            <text:p>5,56342109610316E-0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formula="of:=COUNTIF([.$B$1:.$B$1000];[.C176])" office:value-type="float" office:value="1" calcext:value-type="float">
            <text:p>1</text:p>
          </table:table-cell>
          <table:table-cell table:formula="of:=(5/6)*[.E175]" office:value-type="float" office:value="0.000000000000463618424675264" calcext:value-type="float">
            <text:p>4,63618424675264E-0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177" calcext:value-type="float">
            <text:p>177</text:p>
          </table:table-cell>
          <table:table-cell table:formula="of:=COUNTIF([.$B$1:.$B$1000];[.C177])" office:value-type="float" office:value="2" calcext:value-type="float">
            <text:p>2</text:p>
          </table:table-cell>
          <table:table-cell table:formula="of:=(5/6)*[.E176]" office:value-type="float" office:value="0.000000000000386348687229386" calcext:value-type="float">
            <text:p>3,86348687229386E-0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table:formula="of:=COUNTIF([.$B$1:.$B$1000];[.C178])" office:value-type="float" office:value="0" calcext:value-type="float">
            <text:p>0</text:p>
          </table:table-cell>
          <table:table-cell table:formula="of:=(5/6)*[.E177]" office:value-type="float" office:value="0.000000000000321957239357822" calcext:value-type="float">
            <text:p>3,21957239357822E-0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table:formula="of:=COUNTIF([.$B$1:.$B$1000];[.C179])" office:value-type="float" office:value="0" calcext:value-type="float">
            <text:p>0</text:p>
          </table:table-cell>
          <table:table-cell table:formula="of:=(5/6)*[.E178]" office:value-type="float" office:value="0.000000000000268297699464852" calcext:value-type="float">
            <text:p>2,68297699464852E-0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formula="of:=COUNTIF([.$B$1:.$B$1000];[.C180])" office:value-type="float" office:value="0" calcext:value-type="float">
            <text:p>0</text:p>
          </table:table-cell>
          <table:table-cell table:formula="of:=(5/6)*[.E179]" office:value-type="float" office:value="0.00000000000022358141622071" calcext:value-type="float">
            <text:p>2,2358141622071E-0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formula="of:=COUNTIF([.$B$1:.$B$1000];[.C181])" office:value-type="float" office:value="0" calcext:value-type="float">
            <text:p>0</text:p>
          </table:table-cell>
          <table:table-cell table:formula="of:=(5/6)*[.E180]" office:value-type="float" office:value="0.000000000000186317846850591" calcext:value-type="float">
            <text:p>1,86317846850591E-0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table:formula="of:=COUNTIF([.$B$1:.$B$1000];[.C182])" office:value-type="float" office:value="0" calcext:value-type="float">
            <text:p>0</text:p>
          </table:table-cell>
          <table:table-cell table:formula="of:=(5/6)*[.E181]" office:value-type="float" office:value="0.000000000000155264872375493" calcext:value-type="float">
            <text:p>1,55264872375493E-0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183" calcext:value-type="float">
            <text:p>183</text:p>
          </table:table-cell>
          <table:table-cell table:formula="of:=COUNTIF([.$B$1:.$B$1000];[.C183])" office:value-type="float" office:value="1" calcext:value-type="float">
            <text:p>1</text:p>
          </table:table-cell>
          <table:table-cell table:formula="of:=(5/6)*[.E182]" office:value-type="float" office:value="0.000000000000129387393646244" calcext:value-type="float">
            <text:p>1,29387393646244E-0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table:formula="of:=COUNTIF([.$B$1:.$B$1000];[.C184])" office:value-type="float" office:value="0" calcext:value-type="float">
            <text:p>0</text:p>
          </table:table-cell>
          <table:table-cell table:formula="of:=(5/6)*[.E183]" office:value-type="float" office:value="0.000000000000107822828038537" calcext:value-type="float">
            <text:p>1,07822828038537E-0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table:formula="of:=COUNTIF([.$B$1:.$B$1000];[.C185])" office:value-type="float" office:value="0" calcext:value-type="float">
            <text:p>0</text:p>
          </table:table-cell>
          <table:table-cell table:formula="of:=(5/6)*[.E184]" office:value-type="float" office:value="0.0000000000000898523566987806" calcext:value-type="float">
            <text:p>8,98523566987806E-0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" calcext:value-type="float">
            <text:p>63</text:p>
          </table:table-cell>
          <table:table-cell office:value-type="float" office:value="186" calcext:value-type="float">
            <text:p>186</text:p>
          </table:table-cell>
          <table:table-cell table:formula="of:=COUNTIF([.$B$1:.$B$1000];[.C186])" office:value-type="float" office:value="0" calcext:value-type="float">
            <text:p>0</text:p>
          </table:table-cell>
          <table:table-cell table:formula="of:=(5/6)*[.E185]" office:value-type="float" office:value="0.0000000000000748769639156505" calcext:value-type="float">
            <text:p>7,48769639156505E-0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table:formula="of:=COUNTIF([.$B$1:.$B$1000];[.C187])" office:value-type="float" office:value="1" calcext:value-type="float">
            <text:p>1</text:p>
          </table:table-cell>
          <table:table-cell table:formula="of:=(5/6)*[.E186]" office:value-type="float" office:value="0.0000000000000623974699297088" calcext:value-type="float">
            <text:p>6,23974699297088E-0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table:formula="of:=COUNTIF([.$B$1:.$B$1000];[.C188])" office:value-type="float" office:value="0" calcext:value-type="float">
            <text:p>0</text:p>
          </table:table-cell>
          <table:table-cell table:formula="of:=(5/6)*[.E187]" office:value-type="float" office:value="0.0000000000000519978916080906" calcext:value-type="float">
            <text:p>5,19978916080906E-0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table:formula="of:=COUNTIF([.$B$1:.$B$1000];[.C189])" office:value-type="float" office:value="0" calcext:value-type="float">
            <text:p>0</text:p>
          </table:table-cell>
          <table:table-cell table:formula="of:=(5/6)*[.E188]" office:value-type="float" office:value="0.0000000000000433315763400755" calcext:value-type="float">
            <text:p>4,33315763400755E-0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table:formula="of:=COUNTIF([.$B$1:.$B$1000];[.C190])" office:value-type="float" office:value="0" calcext:value-type="float">
            <text:p>0</text:p>
          </table:table-cell>
          <table:table-cell table:formula="of:=(5/6)*[.E189]" office:value-type="float" office:value="0.000000000000036109646950063" calcext:value-type="float">
            <text:p>3,6109646950063E-0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table:formula="of:=COUNTIF([.$B$1:.$B$1000];[.C191])" office:value-type="float" office:value="0" calcext:value-type="float">
            <text:p>0</text:p>
          </table:table-cell>
          <table:table-cell table:formula="of:=(5/6)*[.E190]" office:value-type="float" office:value="0.0000000000000300913724583858" calcext:value-type="float">
            <text:p>3,00913724583858E-0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table:formula="of:=COUNTIF([.$B$1:.$B$1000];[.C192])" office:value-type="float" office:value="0" calcext:value-type="float">
            <text:p>0</text:p>
          </table:table-cell>
          <table:table-cell table:formula="of:=(5/6)*[.E191]" office:value-type="float" office:value="0.0000000000000250761437153215" calcext:value-type="float">
            <text:p>2,50761437153215E-0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table:formula="of:=COUNTIF([.$B$1:.$B$1000];[.C193])" office:value-type="float" office:value="1" calcext:value-type="float">
            <text:p>1</text:p>
          </table:table-cell>
          <table:table-cell table:formula="of:=(5/6)*[.E192]" office:value-type="float" office:value="0.0000000000000208967864294346" calcext:value-type="float">
            <text:p>2,08967864294346E-0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table:formula="of:=COUNTIF([.$B$1:.$B$1000];[.C194])" office:value-type="float" office:value="0" calcext:value-type="float">
            <text:p>0</text:p>
          </table:table-cell>
          <table:table-cell table:formula="of:=(5/6)*[.E193]" office:value-type="float" office:value="0.0000000000000174139886911955" calcext:value-type="float">
            <text:p>1,74139886911955E-0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formula="of:=COUNTIF([.$B$1:.$B$1000];[.C195])" office:value-type="float" office:value="0" calcext:value-type="float">
            <text:p>0</text:p>
          </table:table-cell>
          <table:table-cell table:formula="of:=(5/6)*[.E194]" office:value-type="float" office:value="0.0000000000000145116572426629" calcext:value-type="float">
            <text:p>1,45116572426629E-0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table:formula="of:=COUNTIF([.$B$1:.$B$1000];[.C196])" office:value-type="float" office:value="1" calcext:value-type="float">
            <text:p>1</text:p>
          </table:table-cell>
          <table:table-cell table:formula="of:=(5/6)*[.E195]" office:value-type="float" office:value="0.0000000000000120930477022191" calcext:value-type="float">
            <text:p>1,20930477022191E-0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table:formula="of:=COUNTIF([.$B$1:.$B$1000];[.C197])" office:value-type="float" office:value="0" calcext:value-type="float">
            <text:p>0</text:p>
          </table:table-cell>
          <table:table-cell table:formula="of:=(5/6)*[.E196]" office:value-type="float" office:value="0.0000000000000100775397518492" calcext:value-type="float">
            <text:p>1,00775397518492E-0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1" calcext:value-type="float">
            <text:p>101</text:p>
          </table:table-cell>
          <table:table-cell office:value-type="float" office:value="198" calcext:value-type="float">
            <text:p>198</text:p>
          </table:table-cell>
          <table:table-cell table:formula="of:=COUNTIF([.$B$1:.$B$1000];[.C198])" office:value-type="float" office:value="1" calcext:value-type="float">
            <text:p>1</text:p>
          </table:table-cell>
          <table:table-cell table:formula="of:=(5/6)*[.E197]" office:value-type="float" office:value="8.3979497932077E-015" calcext:value-type="float">
            <text:p>8,3979497932077E-0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table:formula="of:=COUNTIF([.$B$1:.$B$1000];[.C199])" office:value-type="float" office:value="0" calcext:value-type="float">
            <text:p>0</text:p>
          </table:table-cell>
          <table:table-cell table:formula="of:=(5/6)*[.E198]" office:value-type="float" office:value="6.99829149433975E-015" calcext:value-type="float">
            <text:p>6,99829149433975E-0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table:formula="of:=COUNTIF([.$B$1:.$B$1000];[.C200])" office:value-type="float" office:value="0" calcext:value-type="float">
            <text:p>0</text:p>
          </table:table-cell>
          <table:table-cell table:formula="of:=(5/6)*[.E199]" office:value-type="float" office:value="5.83190957861646E-015" calcext:value-type="float">
            <text:p>5,83190957861646E-0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table:formula="of:=COUNTIF([.$B$1:.$B$1000];[.C201])" office:value-type="float" office:value="0" calcext:value-type="float">
            <text:p>0</text:p>
          </table:table-cell>
          <table:table-cell table:formula="of:=(5/6)*[.E200]" office:value-type="float" office:value="4.85992464884705E-015" calcext:value-type="float">
            <text:p>4,85992464884705E-0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table:formula="of:=COUNTIF([.$B$1:.$B$1000];[.C202])" office:value-type="float" office:value="0" calcext:value-type="float">
            <text:p>0</text:p>
          </table:table-cell>
          <table:table-cell table:formula="of:=(5/6)*[.E201]" office:value-type="float" office:value="4.04993720737254E-015" calcext:value-type="float">
            <text:p>4,04993720737254E-0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formula="of:=COUNTIF([.$B$1:.$B$1000];[.C203])" office:value-type="float" office:value="0" calcext:value-type="float">
            <text:p>0</text:p>
          </table:table-cell>
          <table:table-cell table:formula="of:=(5/6)*[.E202]" office:value-type="float" office:value="3.37494767281045E-015" calcext:value-type="float">
            <text:p>3,37494767281045E-0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formula="of:=COUNTIF([.$B$1:.$B$1000];[.C204])" office:value-type="float" office:value="0" calcext:value-type="float">
            <text:p>0</text:p>
          </table:table-cell>
          <table:table-cell table:formula="of:=(5/6)*[.E203]" office:value-type="float" office:value="2.81245639400871E-015" calcext:value-type="float">
            <text:p>2,81245639400871E-0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9" calcext:value-type="float">
            <text:p>39</text:p>
          </table:table-cell>
          <table:table-cell office:value-type="float" office:value="205" calcext:value-type="float">
            <text:p>205</text:p>
          </table:table-cell>
          <table:table-cell table:formula="of:=COUNTIF([.$B$1:.$B$1000];[.C205])" office:value-type="float" office:value="0" calcext:value-type="float">
            <text:p>0</text:p>
          </table:table-cell>
          <table:table-cell table:formula="of:=(5/6)*[.E204]" office:value-type="float" office:value="2.34371366167392E-015" calcext:value-type="float">
            <text:p>2,34371366167392E-0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table:formula="of:=COUNTIF([.$B$1:.$B$1000];[.C206])" office:value-type="float" office:value="0" calcext:value-type="float">
            <text:p>0</text:p>
          </table:table-cell>
          <table:table-cell table:formula="of:=(5/6)*[.E205]" office:value-type="float" office:value="1.9530947180616E-015" calcext:value-type="float">
            <text:p>1,9530947180616E-0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formula="of:=COUNTIF([.$B$1:.$B$1000];[.C207])" office:value-type="float" office:value="0" calcext:value-type="float">
            <text:p>0</text:p>
          </table:table-cell>
          <table:table-cell table:formula="of:=(5/6)*[.E206]" office:value-type="float" office:value="1.627578931718E-015" calcext:value-type="float">
            <text:p>1,627578931718E-0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2" calcext:value-type="float">
            <text:p>102</text:p>
          </table:table-cell>
          <table:table-cell office:value-type="float" office:value="208" calcext:value-type="float">
            <text:p>208</text:p>
          </table:table-cell>
          <table:table-cell table:formula="of:=COUNTIF([.$B$1:.$B$1000];[.C208])" office:value-type="float" office:value="0" calcext:value-type="float">
            <text:p>0</text:p>
          </table:table-cell>
          <table:table-cell table:formula="of:=(5/6)*[.E207]" office:value-type="float" office:value="1.35631577643167E-015" calcext:value-type="float">
            <text:p>1,35631577643167E-0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209" calcext:value-type="float">
            <text:p>209</text:p>
          </table:table-cell>
          <table:table-cell table:formula="of:=COUNTIF([.$B$1:.$B$1000];[.C209])" office:value-type="float" office:value="0" calcext:value-type="float">
            <text:p>0</text:p>
          </table:table-cell>
          <table:table-cell table:formula="of:=(5/6)*[.E208]" office:value-type="float" office:value="1.13026314702639E-015" calcext:value-type="float">
            <text:p>1,13026314702639E-0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table:formula="of:=COUNTIF([.$B$1:.$B$1000];[.C210])" office:value-type="float" office:value="0" calcext:value-type="float">
            <text:p>0</text:p>
          </table:table-cell>
          <table:table-cell table:formula="of:=(5/6)*[.E209]" office:value-type="float" office:value="9.41885955855326E-016" calcext:value-type="float">
            <text:p>9,41885955855326E-0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table:formula="of:=COUNTIF([.$B$1:.$B$1000];[.C211])" office:value-type="float" office:value="0" calcext:value-type="float">
            <text:p>0</text:p>
          </table:table-cell>
          <table:table-cell table:formula="of:=(5/6)*[.E210]" office:value-type="float" office:value="7.84904963212772E-016" calcext:value-type="float">
            <text:p>7,84904963212772E-0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  <table:table-cell table:formula="of:=COUNTIF([.$B$1:.$B$1000];[.C212])" office:value-type="float" office:value="0" calcext:value-type="float">
            <text:p>0</text:p>
          </table:table-cell>
          <table:table-cell table:formula="of:=(5/6)*[.E211]" office:value-type="float" office:value="6.54087469343977E-016" calcext:value-type="float">
            <text:p>6,54087469343977E-0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table:formula="of:=COUNTIF([.$B$1:.$B$1000];[.C213])" office:value-type="float" office:value="0" calcext:value-type="float">
            <text:p>0</text:p>
          </table:table-cell>
          <table:table-cell table:formula="of:=(5/6)*[.E212]" office:value-type="float" office:value="5.45072891119981E-016" calcext:value-type="float">
            <text:p>5,45072891119981E-0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" calcext:value-type="float">
            <text:p>23</text:p>
          </table:table-cell>
          <table:table-cell office:value-type="float" office:value="214" calcext:value-type="float">
            <text:p>214</text:p>
          </table:table-cell>
          <table:table-cell table:formula="of:=COUNTIF([.$B$1:.$B$1000];[.C214])" office:value-type="float" office:value="0" calcext:value-type="float">
            <text:p>0</text:p>
          </table:table-cell>
          <table:table-cell table:formula="of:=(5/6)*[.E213]" office:value-type="float" office:value="4.5422740926665E-016" calcext:value-type="float">
            <text:p>4,5422740926665E-0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formula="of:=COUNTIF([.$B$1:.$B$1000];[.C215])" office:value-type="float" office:value="0" calcext:value-type="float">
            <text:p>0</text:p>
          </table:table-cell>
          <table:table-cell table:formula="of:=(5/6)*[.E214]" office:value-type="float" office:value="3.78522841055542E-016" calcext:value-type="float">
            <text:p>3,78522841055542E-0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formula="of:=COUNTIF([.$B$1:.$B$1000];[.C216])" office:value-type="float" office:value="0" calcext:value-type="float">
            <text:p>0</text:p>
          </table:table-cell>
          <table:table-cell table:formula="of:=(5/6)*[.E215]" office:value-type="float" office:value="3.15435700879618E-016" calcext:value-type="float">
            <text:p>3,15435700879618E-0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  <table:table-cell table:formula="of:=COUNTIF([.$B$1:.$B$1000];[.C217])" office:value-type="float" office:value="0" calcext:value-type="float">
            <text:p>0</text:p>
          </table:table-cell>
          <table:table-cell table:formula="of:=(5/6)*[.E216]" office:value-type="float" office:value="2.62863084066349E-016" calcext:value-type="float">
            <text:p>2,62863084066349E-0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  <table:table-cell office:value-type="float" office:value="218" calcext:value-type="float">
            <text:p>218</text:p>
          </table:table-cell>
          <table:table-cell table:formula="of:=COUNTIF([.$B$1:.$B$1000];[.C218])" office:value-type="float" office:value="0" calcext:value-type="float">
            <text:p>0</text:p>
          </table:table-cell>
          <table:table-cell table:formula="of:=(5/6)*[.E217]" office:value-type="float" office:value="2.19052570055291E-016" calcext:value-type="float">
            <text:p>2,19052570055291E-0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formula="of:=COUNTIF([.$B$1:.$B$1000];[.C219])" office:value-type="float" office:value="0" calcext:value-type="float">
            <text:p>0</text:p>
          </table:table-cell>
          <table:table-cell table:formula="of:=(5/6)*[.E218]" office:value-type="float" office:value="1.82543808379409E-016" calcext:value-type="float">
            <text:p>1,82543808379409E-0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formula="of:=COUNTIF([.$B$1:.$B$1000];[.C220])" office:value-type="float" office:value="0" calcext:value-type="float">
            <text:p>0</text:p>
          </table:table-cell>
          <table:table-cell table:formula="of:=(5/6)*[.E219]" office:value-type="float" office:value="1.52119840316174E-016" calcext:value-type="float">
            <text:p>1,52119840316174E-0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2" calcext:value-type="float">
            <text:p>32</text:p>
          </table:table-cell>
          <table:table-cell office:value-type="float" office:value="221" calcext:value-type="float">
            <text:p>221</text:p>
          </table:table-cell>
          <table:table-cell table:formula="of:=COUNTIF([.$B$1:.$B$1000];[.C221])" office:value-type="float" office:value="0" calcext:value-type="float">
            <text:p>0</text:p>
          </table:table-cell>
          <table:table-cell table:formula="of:=(5/6)*[.E220]" office:value-type="float" office:value="1.26766533596812E-016" calcext:value-type="float">
            <text:p>1,26766533596812E-0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table:formula="of:=COUNTIF([.$B$1:.$B$1000];[.C222])" office:value-type="float" office:value="0" calcext:value-type="float">
            <text:p>0</text:p>
          </table:table-cell>
          <table:table-cell table:formula="of:=(5/6)*[.E221]" office:value-type="float" office:value="1.05638777997343E-016" calcext:value-type="float">
            <text:p>1,05638777997343E-0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table:formula="of:=COUNTIF([.$B$1:.$B$1000];[.C223])" office:value-type="float" office:value="0" calcext:value-type="float">
            <text:p>0</text:p>
          </table:table-cell>
          <table:table-cell table:formula="of:=(5/6)*[.E222]" office:value-type="float" office:value="8.80323149977859E-017" calcext:value-type="float">
            <text:p>8,80323149977859E-0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table:formula="of:=COUNTIF([.$B$1:.$B$1000];[.C224])" office:value-type="float" office:value="0" calcext:value-type="float">
            <text:p>0</text:p>
          </table:table-cell>
          <table:table-cell table:formula="of:=(5/6)*[.E223]" office:value-type="float" office:value="7.33602624981549E-017" calcext:value-type="float">
            <text:p>7,33602624981549E-0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" calcext:value-type="float">
            <text:p>84</text:p>
          </table:table-cell>
          <table:table-cell office:value-type="float" office:value="225" calcext:value-type="float">
            <text:p>225</text:p>
          </table:table-cell>
          <table:table-cell table:formula="of:=COUNTIF([.$B$1:.$B$1000];[.C225])" office:value-type="float" office:value="0" calcext:value-type="float">
            <text:p>0</text:p>
          </table:table-cell>
          <table:table-cell table:formula="of:=(5/6)*[.E224]" office:value-type="float" office:value="6.11335520817958E-017" calcext:value-type="float">
            <text:p>6,11335520817958E-01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table:formula="of:=COUNTIF([.$B$1:.$B$1000];[.C226])" office:value-type="float" office:value="0" calcext:value-type="float">
            <text:p>0</text:p>
          </table:table-cell>
          <table:table-cell table:formula="of:=(5/6)*[.E225]" office:value-type="float" office:value="5.09446267348298E-017" calcext:value-type="float">
            <text:p>5,09446267348298E-0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office:value-type="float" office:value="227" calcext:value-type="float">
            <text:p>227</text:p>
          </table:table-cell>
          <table:table-cell table:formula="of:=COUNTIF([.$B$1:.$B$1000];[.C227])" office:value-type="float" office:value="0" calcext:value-type="float">
            <text:p>0</text:p>
          </table:table-cell>
          <table:table-cell table:formula="of:=(5/6)*[.E226]" office:value-type="float" office:value="4.24538556123582E-017" calcext:value-type="float">
            <text:p>4,24538556123582E-0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228" calcext:value-type="float">
            <text:p>228</text:p>
          </table:table-cell>
          <table:table-cell table:formula="of:=COUNTIF([.$B$1:.$B$1000];[.C228])" office:value-type="float" office:value="0" calcext:value-type="float">
            <text:p>0</text:p>
          </table:table-cell>
          <table:table-cell table:formula="of:=(5/6)*[.E227]" office:value-type="float" office:value="3.53782130102985E-017" calcext:value-type="float">
            <text:p>3,53782130102985E-0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table:formula="of:=COUNTIF([.$B$1:.$B$1000];[.C229])" office:value-type="float" office:value="0" calcext:value-type="float">
            <text:p>0</text:p>
          </table:table-cell>
          <table:table-cell table:formula="of:=(5/6)*[.E228]" office:value-type="float" office:value="2.94818441752487E-017" calcext:value-type="float">
            <text:p>2,94818441752487E-0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table:formula="of:=COUNTIF([.$B$1:.$B$1000];[.C230])" office:value-type="float" office:value="0" calcext:value-type="float">
            <text:p>0</text:p>
          </table:table-cell>
          <table:table-cell table:formula="of:=(5/6)*[.E229]" office:value-type="float" office:value="2.45682034793739E-017" calcext:value-type="float">
            <text:p>2,45682034793739E-0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table:formula="of:=COUNTIF([.$B$1:.$B$1000];[.C231])" office:value-type="float" office:value="0" calcext:value-type="float">
            <text:p>0</text:p>
          </table:table-cell>
          <table:table-cell table:formula="of:=(5/6)*[.E230]" office:value-type="float" office:value="2.04735028994783E-017" calcext:value-type="float">
            <text:p>2,04735028994783E-0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table:formula="of:=COUNTIF([.$B$1:.$B$1000];[.C232])" office:value-type="float" office:value="1" calcext:value-type="float">
            <text:p>1</text:p>
          </table:table-cell>
          <table:table-cell table:formula="of:=(5/6)*[.E231]" office:value-type="float" office:value="1.70612524162319E-017" calcext:value-type="float">
            <text:p>1,70612524162319E-01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rkusz1.B1:Arkusz1.B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1T00:40:10.92905136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6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204cm" svg:height="13.733cm" xlink:href=".." xlink:type="simple" chart:class="chart:bar" chart:style-name="ch1">
        <chart:plot-area chart:style-name="ch2" table:cell-range-address="Arkusz1.C1:Arkusz1.E232" chart:data-source-has-labels="column" svg:x="0.784cm" svg:y="0.274cm" svg:width="37.636cm" svg:height="13.185cm">
          <chartooo:coordinate-region svg:x="1.405cm" svg:y="0.473cm" svg:width="37.015cm" svg:height="12.062cm"/>
          <chart:axis chart:dimension="x" chart:name="primary-x" chart:style-name="ch3" chartooo:axis-type="auto">
            <chartooo:date-scale/>
            <chart:categories table:cell-range-address="Arkusz1.C1:Arkusz1.C2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232" chart:class="chart:bar">
            <chart:data-point chart:repeated="232"/>
          </chart:series>
          <chart:series chart:style-name="ch7" chart:values-cell-range-address="Arkusz1.E1:Arkusz1.E232" chart:class="chart:line">
            <chart:data-point chart:repeated="2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C1:Arkusz1.C232</svg:desc>
                </draw:g>
              </table:table-cell>
              <table:table-cell office:value-type="float" office:value="0">
                <text:p>0</text:p>
                <draw:g>
                  <svg:desc>Arkusz1.D1:Arkusz1.D232</svg:desc>
                </draw:g>
              </table:table-cell>
              <table:table-cell office:value-type="float" office:value="0">
                <text:p>0</text:p>
                <draw:g>
                  <svg:desc>Arkusz1.E1:Arkusz1.E23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23.1481481481481">
                <text:p>23.14814814814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19.2901234567901">
                <text:p>19.29012345679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6.0751028806584">
                <text:p>16.07510288065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3.3959190672154">
                <text:p>13.39591906721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.1632658893461">
                <text:p>11.16326588934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9.30272157445511">
                <text:p>9.3027215744551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7.7522679787126">
                <text:p>7.7522679787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.46022331559383">
                <text:p>6.4602233155938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.38351942966153">
                <text:p>5.383519429661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48626619138461">
                <text:p>4.486266191384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.73855515948717">
                <text:p>3.738555159487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.11546263290598">
                <text:p>3.115462632905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.59621886075498">
                <text:p>2.596218860754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6351571729582">
                <text:p>2.163515717295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.80292976441318">
                <text:p>1.802929764413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.50244147034432">
                <text:p>1.502441470344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.25203455862026">
                <text:p>1.252034558620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.04336213218355">
                <text:p>1.043362132183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869468443486295">
                <text:p>0.86946844348629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724557036238579">
                <text:p>0.72455703623857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603797530198816">
                <text:p>0.6037975301988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.503164608499013">
                <text:p>0.5031646084990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419303840415844">
                <text:p>0.41930384041584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.349419867013204">
                <text:p>0.34941986701320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.291183222511003">
                <text:p>0.29118322251100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242652685425836">
                <text:p>0.24265268542583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0.202210571188197">
                <text:p>0.202210571188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.168508809323497">
                <text:p>0.16850880932349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.140424007769581">
                <text:p>0.14042400776958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.117020006474651">
                <text:p>0.11702000647465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.097516672062209">
                <text:p>0.09751667206220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.0812638933851742">
                <text:p>0.08126389338517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0.0677199111543118">
                <text:p>0.06771991115431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0564332592952599">
                <text:p>0.05643325929525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0470277160793832">
                <text:p>0.047027716079383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039189763399486">
                <text:p>0.03918976339948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0326581361662383">
                <text:p>0.0326581361662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.0272151134718653">
                <text:p>0.027215113471865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0226792612265544">
                <text:p>0.022679261226554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0.018899384355462">
                <text:p>0.01889938435546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015749486962885">
                <text:p>0.01574948696288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131245724690708">
                <text:p>0.013124572469070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.0109371437242257">
                <text:p>0.010937143724225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0.00911428643685475">
                <text:p>0.009114286436854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.00759523869737896">
                <text:p>0.0075952386973789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0632936558114913">
                <text:p>0.0063293655811491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.00527447131762428">
                <text:p>0.005274471317624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.0043953927646869">
                <text:p>0.004395392764686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.00366282730390575">
                <text:p>0.003662827303905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.00305235608658812">
                <text:p>0.0030523560865881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0.00254363007215677">
                <text:p>0.0025436300721567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0211969172679731">
                <text:p>0.0021196917267973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00176640977233109">
                <text:p>0.0017664097723310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00147200814360924">
                <text:p>0.0014720081436092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0.0012266734530077">
                <text:p>0.001226673453007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0.00102222787750642">
                <text:p>0.0010222278775064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0.000851856564588682">
                <text:p>0.0008518565645886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.000709880470490568">
                <text:p>0.00070988047049056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00059156705874214">
                <text:p>0.0005915670587421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.000492972548951784">
                <text:p>0.00049297254895178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.00041081045745982">
                <text:p>0.000410810457459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00342342047883183">
                <text:p>0.0003423420478831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00285285039902653">
                <text:p>0.00028528503990265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00237737533252211">
                <text:p>0.00023773753325221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00198114611043509">
                <text:p>0.00019811461104350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00165095509202924">
                <text:p>0.0001650955092029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.000137579591002437">
                <text:p>0.0001375795910024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00114649659168697">
                <text:p>0.00011464965916869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00095541382640581">
                <text:p>0.00009554138264058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.0000796178188671509">
                <text:p>0.000079617818867150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.0000663481823892924">
                <text:p>0.00006634818238929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000055290151991077">
                <text:p>0.00005529015199107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0.0000460751266592308">
                <text:p>0.000046075126659230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00383959388826924">
                <text:p>0.000038395938882692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0.000031996615735577">
                <text:p>0.00003199661573557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000266638464463141">
                <text:p>0.000026663846446314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.0000222198720385951">
                <text:p>0.00002221987203859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000185165600321626">
                <text:p>0.000018516560032162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0000154304666934688">
                <text:p>0.000015430466693468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00128587222445574">
                <text:p>0.000012858722244557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0.0000107156018704645">
                <text:p>0.000010715601870464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0000892966822538706">
                <text:p>0.0000089296682253870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0000744139018782255">
                <text:p>0.0000074413901878225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00000620115848985212">
                <text:p>0.0000062011584898521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00000516763207487677">
                <text:p>0.0000051676320748767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0000430636006239731">
                <text:p>0.0000043063600623973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00000358863338533109">
                <text:p>0.000003588633385331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00000299052782110924">
                <text:p>0.0000029905278211092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0000249210651759103">
                <text:p>0.0000024921065175910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00000207675543132586">
                <text:p>0.0000020767554313258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00000173062952610489">
                <text:p>0.0000017306295261048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00000144219127175407">
                <text:p>0.0000014421912717540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0000120182605979506">
                <text:p>0.0000012018260597950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0000100152171649588">
                <text:p>0.0000010015217164958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000000834601430413236">
                <text:p>0.00000083460143041323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000069550119201103">
                <text:p>0.0000006955011920110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00000579584326675858">
                <text:p>0.0000005795843266758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0000482986938896549">
                <text:p>0.00000048298693889654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0000402489115747124">
                <text:p>0.00000040248911574712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000000335407596455937">
                <text:p>0.00000033540759645593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0.000000279506330379947">
                <text:p>0.00000027950633037994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0000232921941983289">
                <text:p>0.00000023292194198328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0.000000194101618319408">
                <text:p>0.00000019410161831940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0000161751348599506">
                <text:p>0.00000016175134859950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000000134792790499589">
                <text:p>0.00000013479279049958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0000112327325416324">
                <text:p>0.00000011232732541632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00000936061045136033">
                <text:p>0.00000009360610451360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.0000000780050870946694">
                <text:p>0.000000078005087094669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00000650042392455578">
                <text:p>0.000000065004239245557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00000541701993712982">
                <text:p>0.000000054170199371298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000000451418328094152">
                <text:p>0.000000045141832809415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0.000000037618194007846">
                <text:p>0.00000003761819400784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00000313484950065383">
                <text:p>0.000000031348495006538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0000261237458387819">
                <text:p>0.000000026123745838781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0000217697881989849">
                <text:p>0.000000021769788198984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00000181414901658208">
                <text:p>0.000000018141490165820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0000151179084715173">
                <text:p>0.00000001511790847151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00000125982570595978">
                <text:p>0.000000012598257059597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0.0000000104985475496648">
                <text:p>0.000000010498547549664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0.00000000874878962472067">
                <text:p>0.0000000087487896247206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00000729065802060056">
                <text:p>0.0000000072906580206005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000000607554835050047">
                <text:p>0.0000000060755483505004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00000506295695875039">
                <text:p>0.0000000050629569587503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000000421913079895866">
                <text:p>0.0000000042191307989586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00000000351594233246555">
                <text:p>0.000000003515942332465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000000292995194372129">
                <text:p>0.00000000292995194372129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000000244162661976774">
                <text:p>0.000000002441626619767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0000000203468884980645">
                <text:p>0.0000000020346888498064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00000169557404150538">
                <text:p>0.0000000016955740415053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00000000141297836792115">
                <text:p>0.0000000014129783679211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0.00000000117748197326762">
                <text:p>0.0000000011774819732676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0000000981234977723019">
                <text:p>0.00000000098123497772301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00000817695814769183">
                <text:p>0.00000000081769581476918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00000681413178974319">
                <text:p>0.00000000068141317897431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00000000567844315811932">
                <text:p>0.00000000056784431581193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00000000473203596509944">
                <text:p>0.00000000047320359650994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00000394336330424953">
                <text:p>0.00000000039433633042495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00000328613608687461">
                <text:p>0.00000000032861360868746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00000000273844673906217">
                <text:p>0.00000000027384467390621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00000228203894921848">
                <text:p>0.00000000022820389492184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000000190169912434873">
                <text:p>0.00000000019016991243487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00000000158474927029061">
                <text:p>0.00000000015847492702906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00000132062439190884">
                <text:p>0.0000000001320624391908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0000011005203265907">
                <text:p>0.0000000001100520326590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000000917100272158918">
                <text:p>0.000000000091710027215891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000000764250226799099">
                <text:p>0.00000000007642502267990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0000000000636875188999249">
                <text:p>0.00000000006368751889992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000000530729324166041">
                <text:p>0.000000000053072932416604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000000442274436805034">
                <text:p>0.000000000044227443680503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000000368562030670862">
                <text:p>0.000000000036856203067086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000000000307135025559051">
                <text:p>0.000000000030713502555905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0000000255945854632543">
                <text:p>0.000000000025594585463254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000000213288212193786">
                <text:p>0.000000000021328821219378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000000177740176828155">
                <text:p>0.000000000017774017682815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000000148116814023462">
                <text:p>0.000000000014811681402346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000000123430678352885">
                <text:p>0.000000000012343067835288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0000000000102858898627404">
                <text:p>0.000000000010285889862740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0000000857157488561703">
                <text:p>0.0000000000085715748856170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00000000000714297907134753">
                <text:p>0.0000000000071429790713475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0000000595248255945627">
                <text:p>0.0000000000059524825594562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000000000496040213288023">
                <text:p>0.0000000000049604021328802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00000000000413366844406686">
                <text:p>0.0000000000041336684440668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00000000000344472370338905">
                <text:p>0.000000000003444723703389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000000287060308615754">
                <text:p>0.0000000000028706030861575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000000239216923846462">
                <text:p>0.0000000000023921692384646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00000000000199347436538718">
                <text:p>0.0000000000019934743653871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000000166122863782265">
                <text:p>0.000000000001661228637822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00000000000138435719818554">
                <text:p>0.0000000000013843571981855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000000115363099848795">
                <text:p>0.0000000000011536309984879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0000000961359165406627">
                <text:p>0.00000000000096135916540662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0000000801132637838855">
                <text:p>0.00000000000080113263783885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00000000000066761053153238">
                <text:p>0.0000000000006676105315323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00000556342109610316">
                <text:p>0.00000000000055634210961031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000000000000463618424675264">
                <text:p>0.00000000000046361842467526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0.000000000000386348687229386">
                <text:p>0.00000000000038634868722938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00000321957239357822">
                <text:p>0.00000000000032195723935782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00000268297699464852">
                <text:p>0.0000000000002682976994648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0000022358141622071">
                <text:p>0.0000000000002235814162207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00000186317846850591">
                <text:p>0.00000000000018631784685059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00000155264872375493">
                <text:p>0.00000000000015526487237549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000000000000129387393646244">
                <text:p>0.00000000000012938739364624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0000000000107822828038537">
                <text:p>0.00000000000010782282803853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000000898523566987806">
                <text:p>0.000000000000089852356698780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000000748769639156505">
                <text:p>0.000000000000074876963915650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0000000000000623974699297088">
                <text:p>0.000000000000062397469929708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000000519978916080906">
                <text:p>0.000000000000051997891608090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000000433315763400755">
                <text:p>0.000000000000043331576340075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00000036109646950063">
                <text:p>0.00000000000003610964695006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000000300913724583858">
                <text:p>0.000000000000030091372458385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000000250761437153215">
                <text:p>0.000000000000025076143715321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0000000000000208967864294346">
                <text:p>0.000000000000020896786429434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00000000000174139886911955">
                <text:p>0.000000000000017413988691195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0000000145116572426629">
                <text:p>0.000000000000014511657242662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0000000000000120930477022191">
                <text:p>0.000000000000012093047702219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00000000000100775397518492">
                <text:p>0.000000000000010077539751849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8.3979497932077E-015">
                <text:p>8.3979497932077E-01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6.99829149433975E-015">
                <text:p>6.99829149433975E-0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.83190957861646E-015">
                <text:p>5.83190957861646E-01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.85992464884705E-015">
                <text:p>4.85992464884705E-01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.04993720737254E-015">
                <text:p>4.04993720737254E-0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3.37494767281045E-015">
                <text:p>3.37494767281045E-01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.81245639400871E-015">
                <text:p>2.81245639400871E-0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2.34371366167392E-015">
                <text:p>2.34371366167392E-01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.9530947180616E-015">
                <text:p>1.9530947180616E-01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.627578931718E-015">
                <text:p>1.627578931718E-01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.35631577643167E-015">
                <text:p>1.35631577643167E-01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.13026314702639E-015">
                <text:p>1.13026314702639E-0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9.41885955855326E-016">
                <text:p>9.41885955855326E-01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7.84904963212772E-016">
                <text:p>7.84904963212772E-01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6.54087469343977E-016">
                <text:p>6.54087469343977E-01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5.45072891119981E-016">
                <text:p>5.45072891119981E-01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4.5422740926665E-016">
                <text:p>4.5422740926665E-01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3.78522841055542E-016">
                <text:p>3.78522841055542E-016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3.15435700879618E-016">
                <text:p>3.15435700879618E-01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.62863084066349E-016">
                <text:p>2.62863084066349E-01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.19052570055291E-016">
                <text:p>2.19052570055291E-01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82543808379409E-016">
                <text:p>1.82543808379409E-0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52119840316174E-016">
                <text:p>1.52119840316174E-01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26766533596812E-016">
                <text:p>1.26766533596812E-01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05638777997343E-016">
                <text:p>1.05638777997343E-016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8.80323149977859E-017">
                <text:p>8.80323149977859E-01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7.33602624981549E-017">
                <text:p>7.33602624981549E-01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6.11335520817958E-017">
                <text:p>6.11335520817958E-01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.09446267348298E-017">
                <text:p>5.09446267348298E-01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4.24538556123582E-017">
                <text:p>4.24538556123582E-01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3.53782130102985E-017">
                <text:p>3.53782130102985E-01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.94818441752487E-017">
                <text:p>2.94818441752487E-01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.45682034793739E-017">
                <text:p>2.45682034793739E-01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.04735028994783E-017">
                <text:p>2.04735028994783E-01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.70612524162319E-017">
                <text:p>1.70612524162319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